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Footer">
      <style:text-properties style:font-name="Liberation Mono" fo:font-size="10pt" style:font-size-asian="10pt" style:font-size-complex="10pt"/>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6" style:family="paragraph" style:parent-style-name="Standard">
      <style:text-properties fo:language="de" fo:country="DE" officeooo:rsid="005180d5" officeooo:paragraph-rsid="005180d5"/>
    </style:style>
    <style:style style:name="P7" style:family="paragraph" style:parent-style-name="Standard">
      <style:text-properties fo:language="de" fo:country="DE" officeooo:rsid="00550f55" officeooo:paragraph-rsid="00550f55"/>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officeooo:paragraph-rsid="005a322c"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officeooo:rsid="0074db5c" officeooo:paragraph-rsid="0074db5c" fo:hyphenate="true" fo:hyphenation-remain-char-count="2" fo:hyphenation-push-char-count="2"/>
    </style:style>
    <style:style style:name="P1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a9635" officeooo:paragraph-rsid="0069931d" fo:hyphenate="true" fo:hyphenation-remain-char-count="2" fo:hyphenation-push-char-count="2"/>
    </style:style>
    <style:style style:name="P1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167ede" officeooo:paragraph-rsid="0074db5c" fo:hyphenate="true" fo:hyphenation-remain-char-count="2" fo:hyphenation-push-char-count="2"/>
    </style:style>
    <style:style style:name="P1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82d08c" fo:hyphenate="true" fo:hyphenation-remain-char-count="2" fo:hyphenation-push-char-count="2"/>
    </style:style>
    <style:style style:name="P1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4db5c" fo:hyphenate="true" fo:hyphenation-remain-char-count="2" fo:hyphenation-push-char-count="2"/>
    </style:style>
    <style:style style:name="P1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83a04" fo:hyphenate="true" fo:hyphenation-remain-char-count="2" fo:hyphenation-push-char-count="2"/>
    </style:style>
    <style:style style:name="P1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9645b" officeooo:paragraph-rsid="0079645b" fo:hyphenate="true" fo:hyphenation-remain-char-count="2" fo:hyphenation-push-char-count="2"/>
    </style:style>
    <style:style style:name="P2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b068" officeooo:paragraph-rsid="007ab068" fo:hyphenate="true" fo:hyphenation-remain-char-count="2" fo:hyphenation-push-char-count="2"/>
    </style:style>
    <style:style style:name="P2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ac57c" fo:hyphenate="true" fo:hyphenation-remain-char-count="2" fo:hyphenation-push-char-count="2"/>
    </style:style>
    <style:style style:name="P2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d3105" fo:hyphenate="true" fo:hyphenation-remain-char-count="2" fo:hyphenation-push-char-count="2"/>
    </style:style>
    <style:style style:name="P2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2d08c" fo:hyphenate="true" fo:hyphenation-remain-char-count="2" fo:hyphenation-push-char-count="2"/>
    </style:style>
    <style:style style:name="P2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49ff2" fo:hyphenate="true" fo:hyphenation-remain-char-count="2" fo:hyphenation-push-char-count="2"/>
    </style:style>
    <style:style style:name="P2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49ff2" officeooo:paragraph-rsid="00849ff2" fo:hyphenate="true" fo:hyphenation-remain-char-count="2" fo:hyphenation-push-char-count="2"/>
    </style:style>
    <style:style style:name="P2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5cb24" officeooo:paragraph-rsid="0085cb24" fo:hyphenate="true" fo:hyphenation-remain-char-count="2" fo:hyphenation-push-char-count="2"/>
    </style:style>
    <style:style style:name="P2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3c46" officeooo:paragraph-rsid="00873c46" fo:hyphenate="true" fo:hyphenation-remain-char-count="2" fo:hyphenation-push-char-count="2"/>
    </style:style>
    <style:style style:name="P2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aee8" officeooo:paragraph-rsid="0087aee8" fo:hyphenate="true" fo:hyphenation-remain-char-count="2" fo:hyphenation-push-char-count="2"/>
    </style:style>
    <style:style style:name="P2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ff2a" officeooo:paragraph-rsid="00885f5b" fo:hyphenate="true" fo:hyphenation-remain-char-count="2" fo:hyphenation-push-char-count="2"/>
    </style:style>
    <style:style style:name="P3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5f5b" fo:hyphenate="true" fo:hyphenation-remain-char-count="2" fo:hyphenation-push-char-count="2"/>
    </style:style>
    <style:style style:name="P3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9e3e" fo:hyphenate="true" fo:hyphenation-remain-char-count="2" fo:hyphenation-push-char-count="2"/>
    </style:style>
    <style:style style:name="P3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598fa" officeooo:paragraph-rsid="00783a04" fo:hyphenate="true" fo:hyphenation-remain-char-count="2" fo:hyphenation-push-char-count="2"/>
    </style:style>
    <style:style style:name="P3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889e3e" officeooo:paragraph-rsid="00889e3e" fo:hyphenate="true" fo:hyphenation-remain-char-count="2" fo:hyphenation-push-char-count="2"/>
    </style:style>
    <style:style style:name="P3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d94df" officeooo:paragraph-rsid="008d94df" fo:hyphenate="true" fo:hyphenation-remain-char-count="2" fo:hyphenation-push-char-count="2"/>
    </style:style>
    <style:style style:name="P3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f1681" officeooo:paragraph-rsid="009192c1" fo:hyphenate="true" fo:hyphenation-remain-char-count="2" fo:hyphenation-push-char-count="2"/>
    </style:style>
    <style:style style:name="P3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f1681" officeooo:paragraph-rsid="0090fbc2" fo:hyphenate="true" fo:hyphenation-remain-char-count="2" fo:hyphenation-push-char-count="2"/>
    </style:style>
    <style:style style:name="P3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192c1" officeooo:paragraph-rsid="009192c1" fo:hyphenate="true" fo:hyphenation-remain-char-count="2" fo:hyphenation-push-char-count="2"/>
    </style:style>
    <style:style style:name="P3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390c7" officeooo:paragraph-rsid="00942890" fo:hyphenate="true" fo:hyphenation-remain-char-count="2" fo:hyphenation-push-char-count="2"/>
    </style:style>
    <style:style style:name="P3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5efe4" officeooo:paragraph-rsid="0095efe4" fo:hyphenate="true" fo:hyphenation-remain-char-count="2" fo:hyphenation-push-char-count="2"/>
    </style:style>
    <style:style style:name="P4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18a4" officeooo:paragraph-rsid="009b3d35" fo:hyphenate="true" fo:hyphenation-remain-char-count="2" fo:hyphenation-push-char-count="2"/>
    </style:style>
    <style:style style:name="P4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3d35" officeooo:paragraph-rsid="009bad19" fo:hyphenate="true" fo:hyphenation-remain-char-count="2" fo:hyphenation-push-char-count="2"/>
    </style:style>
    <style:style style:name="P42"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167ede" officeooo:paragraph-rsid="0074db5c" fo:hyphenate="true" fo:hyphenation-remain-char-count="2" fo:hyphenation-push-char-count="2"/>
    </style:style>
    <style:style style:name="P43"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87ff2a" officeooo:paragraph-rsid="0087ff2a" fo:hyphenate="true" fo:hyphenation-remain-char-count="2" fo:hyphenation-push-char-count="2"/>
    </style:style>
    <style:style style:name="P44"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paragraph-rsid="009b18a4" fo:hyphenate="true" fo:hyphenation-remain-char-count="2" fo:hyphenation-push-char-count="2"/>
    </style:style>
    <style:style style:name="P45" style:family="paragraph" style:parent-style-name="Footnote">
      <style:text-properties fo:font-variant="normal" fo:text-transform="none" fo:color="#000000" style:font-name="Times New Roman" fo:font-size="9.75pt" fo:letter-spacing="normal" fo:language="de" fo:country="DE" fo:font-style="normal" fo:font-weight="normal" officeooo:rsid="006d44c7" officeooo:paragraph-rsid="006d44c7" style:font-style-asian="normal" style:font-style-complex="normal"/>
    </style:style>
    <style:style style:name="P4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74db5c" style:font-size-asian="9pt" style:font-style-asian="normal" style:font-size-complex="9pt" style:font-style-complex="normal"/>
    </style:style>
    <style:style style:name="P47" style:family="paragraph" style:parent-style-name="Footnote">
      <style:text-properties fo:language="en" fo:country="US" fo:font-style="normal" officeooo:rsid="0069028d" officeooo:paragraph-rsid="006d44c7" style:font-style-asian="normal" style:font-style-complex="normal"/>
    </style:style>
    <style:style style:name="P48" style:family="paragraph" style:parent-style-name="Footnote">
      <style:text-properties fo:language="en" fo:country="US" fo:font-style="normal" officeooo:rsid="0069028d" officeooo:paragraph-rsid="00739664" style:font-style-asian="normal" style:font-style-complex="normal"/>
    </style:style>
    <style:style style:name="P49" style:family="paragraph" style:parent-style-name="Footnote">
      <style:text-properties fo:language="en" fo:country="US" fo:font-style="normal" officeooo:paragraph-rsid="00739664" style:font-style-asian="normal" style:font-style-complex="normal"/>
    </style:style>
    <style:style style:name="P50" style:family="paragraph" style:parent-style-name="Footnote">
      <style:text-properties fo:language="en" fo:country="US" fo:font-style="normal" officeooo:rsid="00691df2" officeooo:paragraph-rsid="00739664" style:font-style-asian="normal" style:font-style-complex="normal"/>
    </style:style>
    <style:style style:name="P51" style:family="paragraph" style:parent-style-name="Footnote">
      <style:text-properties fo:language="en" fo:country="US" fo:font-style="normal" officeooo:rsid="007dea64" officeooo:paragraph-rsid="007dea64" style:font-style-asian="normal" style:font-style-complex="normal"/>
    </style:style>
    <style:style style:name="P52" style:family="paragraph" style:parent-style-name="Footnote">
      <style:text-properties fo:language="en" fo:country="US" fo:font-style="normal" officeooo:rsid="0090c611" officeooo:paragraph-rsid="0090c611" style:font-style-asian="normal" style:font-style-complex="normal"/>
    </style:style>
    <style:style style:name="P53" style:family="paragraph" style:parent-style-name="Footnote">
      <style:text-properties fo:language="en" fo:country="US" officeooo:paragraph-rsid="00739664"/>
    </style:style>
    <style:style style:name="P54" style:family="paragraph" style:parent-style-name="Footnote">
      <style:text-properties fo:language="en" fo:country="US" officeooo:rsid="007dea64" officeooo:paragraph-rsid="007dea64"/>
    </style:style>
    <style:style style:name="P55" style:family="paragraph" style:parent-style-name="Footnote">
      <style:text-properties officeooo:paragraph-rsid="00739664"/>
    </style:style>
    <style:style style:name="P56" style:family="paragraph" style:parent-style-name="Footnote">
      <style:text-properties officeooo:rsid="0074db5c" officeooo:paragraph-rsid="007598fa"/>
    </style:style>
    <style:style style:name="P57" style:family="paragraph" style:parent-style-name="Footnote">
      <style:text-properties officeooo:rsid="0074db5c" officeooo:paragraph-rsid="0097fbf8"/>
    </style:style>
    <style:style style:name="P58" style:family="paragraph" style:parent-style-name="Footnote">
      <style:text-properties officeooo:rsid="007598fa" officeooo:paragraph-rsid="007598fa"/>
    </style:style>
    <style:style style:name="P59" style:family="paragraph" style:parent-style-name="Footnote">
      <style:text-properties officeooo:rsid="007bfd44" officeooo:paragraph-rsid="007bfd44"/>
    </style:style>
    <style:style style:name="P60" style:family="paragraph" style:parent-style-name="Footnote">
      <style:text-properties officeooo:rsid="007d3105" officeooo:paragraph-rsid="007d3105"/>
    </style:style>
    <style:style style:name="P61" style:family="paragraph" style:parent-style-name="Footnote">
      <style:text-properties officeooo:rsid="007dea64" officeooo:paragraph-rsid="007dea64"/>
    </style:style>
    <style:style style:name="P62" style:family="paragraph" style:parent-style-name="Footnote">
      <style:text-properties officeooo:rsid="007ef179" officeooo:paragraph-rsid="007ef179"/>
    </style:style>
    <style:style style:name="P63" style:family="paragraph" style:parent-style-name="Footnote">
      <style:text-properties officeooo:rsid="00849ff2" officeooo:paragraph-rsid="00849ff2"/>
    </style:style>
    <style:style style:name="P64" style:family="paragraph" style:parent-style-name="Footnote">
      <style:text-properties officeooo:rsid="0085cb24" officeooo:paragraph-rsid="0085cb24"/>
    </style:style>
    <style:style style:name="P65" style:family="paragraph" style:parent-style-name="Footnote">
      <style:text-properties officeooo:rsid="00873c46" officeooo:paragraph-rsid="00873c46"/>
    </style:style>
    <style:style style:name="P66" style:family="paragraph" style:parent-style-name="Footnote">
      <style:text-properties officeooo:rsid="0090c611" officeooo:paragraph-rsid="0090c611"/>
    </style:style>
    <style:style style:name="P67" style:family="paragraph" style:parent-style-name="Footnote">
      <style:text-properties officeooo:rsid="0090fbc2" officeooo:paragraph-rsid="0090fbc2"/>
    </style:style>
    <style:style style:name="P68" style:family="paragraph" style:parent-style-name="Footnote">
      <style:text-properties officeooo:rsid="0090fbc2" officeooo:paragraph-rsid="0096987d"/>
    </style:style>
    <style:style style:name="P69" style:family="paragraph" style:parent-style-name="Footnote">
      <style:text-properties officeooo:rsid="0090fbc2" officeooo:paragraph-rsid="0097fbf8"/>
    </style:style>
    <style:style style:name="P70" style:family="paragraph" style:parent-style-name="Footnote">
      <style:text-properties officeooo:rsid="0097fbf8" officeooo:paragraph-rsid="0097fbf8"/>
    </style:style>
    <style:style style:name="P71" style:family="paragraph" style:parent-style-name="Footnote">
      <style:paragraph-properties fo:text-align="justify" style:justify-single-word="false"/>
      <style:text-properties officeooo:paragraph-rsid="006d44c7"/>
    </style:style>
    <style:style style:name="P72" style:family="paragraph" style:parent-style-name="Contents_20_2">
      <style:paragraph-properties>
        <style:tab-stops>
          <style:tab-stop style:position="15.206cm" style:type="right" style:leader-style="dotted" style:leader-text="."/>
        </style:tab-stops>
      </style:paragraph-properties>
    </style:style>
    <style:style style:name="P73" style:family="paragraph" style:parent-style-name="Contents_20_1">
      <style:paragraph-properties>
        <style:tab-stops>
          <style:tab-stop style:position="15.706cm" style:type="right" style:leader-style="dotted" style:leader-text="."/>
        </style:tab-stops>
      </style:paragraph-properties>
    </style:style>
    <style:style style:name="P74"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7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97fbf8" officeooo:paragraph-rsid="009b18a4" fo:hyphenate="true" fo:hyphenation-remain-char-count="2" fo:hyphenation-push-char-count="2"/>
    </style:style>
    <style:style style:name="P7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97fbf8" officeooo:paragraph-rsid="0099e491" fo:hyphenate="true" fo:hyphenation-remain-char-count="2" fo:hyphenation-push-char-count="2"/>
    </style:style>
    <style:style style:name="P7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9b3d35" officeooo:paragraph-rsid="009b3d35" fo:hyphenate="true" fo:hyphenation-remain-char-count="2" fo:hyphenation-push-char-count="2"/>
    </style:style>
    <style:style style:name="P7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9b3d35" officeooo:paragraph-rsid="009b18a4" fo:hyphenate="true" fo:hyphenation-remain-char-count="2" fo:hyphenation-push-char-count="2"/>
    </style:style>
    <style:style style:name="P7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aa9f89" officeooo:paragraph-rsid="00aa9f89" fo:hyphenate="true" fo:hyphenation-remain-char-count="2" fo:hyphenation-push-char-count="2"/>
    </style:style>
    <style:style style:name="P8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abf5e8" officeooo:paragraph-rsid="00abf5e8" fo:hyphenate="true" fo:hyphenation-remain-char-count="2" fo:hyphenation-push-char-count="2"/>
    </style:style>
    <style:style style:name="P8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ad8447" officeooo:paragraph-rsid="00ad8447" fo:hyphenate="true" fo:hyphenation-remain-char-count="2" fo:hyphenation-push-char-count="2"/>
    </style:style>
    <style:style style:name="P8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en" fo:country="US" officeooo:rsid="00ada864" officeooo:paragraph-rsid="00ada864" fo:hyphenate="true" fo:hyphenation-remain-char-count="2" fo:hyphenation-push-char-count="2"/>
    </style:style>
    <style:style style:name="P8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9b3d35" officeooo:paragraph-rsid="009b3d35" fo:hyphenate="true" fo:hyphenation-remain-char-count="2" fo:hyphenation-push-char-count="2"/>
    </style:style>
    <style:style style:name="P8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a0e8e3" officeooo:paragraph-rsid="00a0e8e3" fo:hyphenate="true" fo:hyphenation-remain-char-count="2" fo:hyphenation-push-char-count="2"/>
    </style:style>
    <style:style style:name="P8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a3aa1a" officeooo:paragraph-rsid="00a3aa1a" fo:hyphenate="true" fo:hyphenation-remain-char-count="2" fo:hyphenation-push-char-count="2"/>
    </style:style>
    <style:style style:name="P8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a58c35" officeooo:paragraph-rsid="00a58c35" fo:hyphenate="true" fo:hyphenation-remain-char-count="2" fo:hyphenation-push-char-count="2"/>
    </style:style>
    <style:style style:name="P8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a5ca07" officeooo:paragraph-rsid="00a5ca07" fo:hyphenate="true" fo:hyphenation-remain-char-count="2" fo:hyphenation-push-char-count="2"/>
    </style:style>
    <style:style style:name="P8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aa12e8" officeooo:paragraph-rsid="00aa12e8" fo:hyphenate="true" fo:hyphenation-remain-char-count="2" fo:hyphenation-push-char-count="2"/>
    </style:style>
    <style:style style:name="P8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aa12e8" fo:hyphenate="true" fo:hyphenation-remain-char-count="2" fo:hyphenation-push-char-count="2"/>
    </style:style>
    <style:style style:name="P9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b12f58" fo:hyphenate="true" fo:hyphenation-remain-char-count="2" fo:hyphenation-push-char-count="2"/>
    </style:style>
    <style:style style:name="P9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b12f58" officeooo:paragraph-rsid="00b21d23" fo:hyphenate="true" fo:hyphenation-remain-char-count="2" fo:hyphenation-push-char-count="2"/>
    </style:style>
    <style:style style:name="P9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b21d23" officeooo:paragraph-rsid="00b21d23" fo:hyphenate="true" fo:hyphenation-remain-char-count="2" fo:hyphenation-push-char-count="2"/>
    </style:style>
    <style:style style:name="P9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b26c35" officeooo:paragraph-rsid="00b26c35" fo:hyphenate="true" fo:hyphenation-remain-char-count="2" fo:hyphenation-push-char-count="2"/>
    </style:style>
    <style:style style:name="P9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b3c685" officeooo:paragraph-rsid="00b3c685" fo:hyphenate="true" fo:hyphenation-remain-char-count="2" fo:hyphenation-push-char-count="2"/>
    </style:style>
    <style:style style:name="P95" style:family="paragraph" style:parent-style-name="Standard">
      <style:paragraph-properties fo:text-align="start" style:justify-single-word="false" fo:hyphenation-ladder-count="no-limit"/>
      <style:text-properties officeooo:rsid="0074db5c" officeooo:paragraph-rsid="00a58c35" fo:hyphenate="true" fo:hyphenation-remain-char-count="2" fo:hyphenation-push-char-count="2"/>
    </style:style>
    <style:style style:name="P96" style:family="paragraph" style:parent-style-name="Heading_20_1">
      <style:paragraph-properties fo:orphans="2" fo:widows="2" fo:hyphenation-ladder-count="no-limit"/>
      <style:text-properties fo:hyphenate="true" fo:hyphenation-remain-char-count="2" fo:hyphenation-push-char-count="2"/>
    </style:style>
    <style:style style:name="P97" style:family="paragraph" style:parent-style-name="Heading_20_1" style:master-page-name="Standard">
      <style:paragraph-properties style:page-number="3" fo:break-before="page"/>
      <style:text-properties officeooo:rsid="001a9635" officeooo:paragraph-rsid="0069931d"/>
    </style:style>
    <style:style style:name="P98" style:family="paragraph" style:parent-style-name="Heading_20_1">
      <style:paragraph-properties fo:margin-left="0cm" fo:margin-right="0cm" fo:text-align="justify" style:justify-single-word="false" fo:orphans="2" fo:widows="2" fo:hyphenation-ladder-count="no-limit" fo:text-indent="0.499cm" style:auto-text-indent="false"/>
      <style:text-properties fo:hyphenate="true" fo:hyphenation-remain-char-count="2" fo:hyphenation-push-char-count="2"/>
    </style:style>
    <style:style style:name="P99" style:family="paragraph" style:parent-style-name="Heading_20_1">
      <style:paragraph-properties fo:break-before="page"/>
      <style:text-properties fo:language="de" fo:country="DE" officeooo:paragraph-rsid="00550f55"/>
    </style:style>
    <style:style style:name="P100" style:family="paragraph" style:parent-style-name="Heading_20_2">
      <style:text-properties fo:language="de" fo:country="DE" officeooo:paragraph-rsid="00550f55"/>
    </style:style>
    <style:style style:name="P10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7fbf8" style:font-size-asian="9pt" style:font-style-asian="normal" style:font-size-complex="9pt" style:font-style-complex="normal"/>
    </style:style>
    <style:style style:name="P10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74db5c" style:font-size-asian="9pt" style:font-style-asian="normal" style:font-size-complex="9pt" style:font-style-complex="normal"/>
    </style:style>
    <style:style style:name="P103"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6987d" style:font-size-asian="9pt" style:font-style-asian="normal" style:font-size-complex="9pt" style:font-style-complex="normal"/>
    </style:style>
    <style:style style:name="P104" style:family="paragraph" style:parent-style-name="Footnote">
      <style:text-properties officeooo:rsid="00a0e8e3" officeooo:paragraph-rsid="00a0e8e3"/>
    </style:style>
    <style:style style:name="P105" style:family="paragraph" style:parent-style-name="Footnote">
      <style:text-properties officeooo:rsid="00a255a5" officeooo:paragraph-rsid="00a255a5"/>
    </style:style>
    <style:style style:name="P106" style:family="paragraph" style:parent-style-name="Footnote">
      <style:text-properties officeooo:rsid="0074db5c" officeooo:paragraph-rsid="0097fbf8"/>
    </style:style>
    <style:style style:name="P107" style:family="paragraph" style:parent-style-name="Footnote">
      <style:text-properties officeooo:rsid="0074db5c" officeooo:paragraph-rsid="0074db5c"/>
    </style:style>
    <style:style style:name="P108" style:family="paragraph" style:parent-style-name="Footnote">
      <style:text-properties officeooo:paragraph-rsid="00a2a99a"/>
    </style:style>
    <style:style style:name="P109" style:family="paragraph" style:parent-style-name="Footnote">
      <style:text-properties officeooo:rsid="00a34ed8" officeooo:paragraph-rsid="00a34ed8"/>
    </style:style>
    <style:style style:name="P110" style:family="paragraph" style:parent-style-name="Footnote">
      <style:text-properties officeooo:rsid="00a3aa1a" officeooo:paragraph-rsid="00a3aa1a"/>
    </style:style>
    <style:style style:name="P111" style:family="paragraph" style:parent-style-name="Footnote">
      <style:text-properties officeooo:paragraph-rsid="00a3aa1a"/>
    </style:style>
    <style:style style:name="P112" style:family="paragraph" style:parent-style-name="Footnote">
      <style:text-properties officeooo:rsid="00a58c35" officeooo:paragraph-rsid="00a58c35"/>
    </style:style>
    <style:style style:name="P113" style:family="paragraph" style:parent-style-name="Footnote">
      <style:text-properties officeooo:rsid="00a91b49" officeooo:paragraph-rsid="00a91b49"/>
    </style:style>
    <style:style style:name="P114" style:family="paragraph" style:parent-style-name="Footnote">
      <style:text-properties officeooo:rsid="00aa12e8" officeooo:paragraph-rsid="00aa12e8"/>
    </style:style>
    <style:style style:name="P115" style:family="paragraph" style:parent-style-name="Footnote">
      <style:text-properties officeooo:rsid="0090fbc2" officeooo:paragraph-rsid="0097fbf8"/>
    </style:style>
    <style:style style:name="P116" style:family="paragraph" style:parent-style-name="Footnote">
      <style:text-properties officeooo:paragraph-rsid="00aa12e8"/>
    </style:style>
    <style:style style:name="P117" style:family="paragraph" style:parent-style-name="Footnote">
      <style:text-properties fo:language="en" fo:country="US" fo:font-style="normal" officeooo:rsid="0090c611" officeooo:paragraph-rsid="00aa12e8" style:font-style-asian="normal" style:font-style-complex="normal"/>
    </style:style>
    <style:style style:name="P118" style:family="paragraph" style:parent-style-name="Footnote">
      <style:text-properties officeooo:paragraph-rsid="00a91b49"/>
    </style:style>
    <style:style style:name="P119" style:family="paragraph" style:parent-style-name="Footnote">
      <style:text-properties officeooo:rsid="00abf5e8" officeooo:paragraph-rsid="00abf5e8"/>
    </style:style>
    <style:style style:name="P120" style:family="paragraph" style:parent-style-name="Footnote">
      <style:text-properties officeooo:paragraph-rsid="00abf5e8"/>
    </style:style>
    <style:style style:name="P121" style:family="paragraph" style:parent-style-name="Footnote">
      <style:text-properties officeooo:rsid="0097fbf8" officeooo:paragraph-rsid="0097fbf8"/>
    </style:style>
    <style:style style:name="P122" style:family="paragraph" style:parent-style-name="Footnote">
      <style:text-properties officeooo:rsid="00ae2dc3" officeooo:paragraph-rsid="00ae2dc3"/>
    </style:style>
    <style:style style:name="P123" style:family="paragraph" style:parent-style-name="Footnote">
      <style:text-properties officeooo:paragraph-rsid="00ae2dc3"/>
    </style:style>
    <style:style style:name="P124" style:family="paragraph" style:parent-style-name="Footnote">
      <style:text-properties officeooo:paragraph-rsid="00b12f58"/>
    </style:style>
    <style:style style:name="P125" style:family="paragraph" style:parent-style-name="Footnote">
      <style:text-properties officeooo:rsid="00b12f58" officeooo:paragraph-rsid="00b12f58"/>
    </style:style>
    <style:style style:name="P126" style:family="paragraph" style:parent-style-name="Footnote">
      <style:text-properties officeooo:rsid="00b21d23" officeooo:paragraph-rsid="00b21d23"/>
    </style:style>
    <style:style style:name="P127" style:family="paragraph" style:parent-style-name="Footer">
      <style:text-properties style:font-name="Liberation Mono" fo:font-size="10pt" style:font-size-asian="10pt" style:font-size-complex="10pt"/>
    </style:style>
    <style:style style:name="P128" style:family="paragraph" style:parent-style-name="Footer">
      <style:text-properties style:font-name="Liberation Mono" fo:font-size="10pt" officeooo:paragraph-rsid="00b21d23" style:font-size-asian="10pt" style:font-size-complex="10pt"/>
    </style:style>
    <style:style style:name="P129"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officeooo:rsid="007598fa" style:font-style-asian="italic" style:font-style-complex="italic"/>
    </style:style>
    <style:style style:name="T4" style:family="text">
      <style:text-properties fo:font-style="italic" officeooo:rsid="009b3d3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529135" style:font-style-asian="normal" style:font-style-complex="normal"/>
    </style:style>
    <style:style style:name="T7" style:family="text">
      <style:text-properties fo:font-style="normal" officeooo:rsid="0069028d" style:font-style-asian="normal" style:font-style-complex="normal"/>
    </style:style>
    <style:style style:name="T8" style:family="text">
      <style:text-properties fo:font-style="normal" officeooo:rsid="00691df2" style:font-style-asian="normal" style:font-style-complex="normal"/>
    </style:style>
    <style:style style:name="T9" style:family="text">
      <style:text-properties officeooo:rsid="0054664b"/>
    </style:style>
    <style:style style:name="T10"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11" style:family="text">
      <style:text-properties fo:font-variant="normal" fo:text-transform="none" fo:color="#000000" style:font-name="Times New Roman" fo:font-size="9.75pt" fo:letter-spacing="normal" fo:language="de" fo:country="DE" fo:font-style="italic" fo:font-weight="normal" officeooo:rsid="0097fbf8" style:font-style-asian="italic" style:font-style-complex="italic"/>
    </style:style>
    <style:style style:name="T12" style:family="text">
      <style:text-properties fo:font-variant="normal" fo:text-transform="none" fo:color="#000000" style:font-name="Times New Roman" fo:font-size="9.75pt" fo:letter-spacing="normal" fo:language="de" fo:country="DE" fo:font-style="italic" style:text-underline-style="none" fo:font-weight="normal" officeooo:rsid="00739664" style:font-style-asian="italic" style:font-style-complex="italic"/>
    </style:style>
    <style:style style:name="T13"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4" style:family="text">
      <style:text-properties fo:font-variant="normal" fo:text-transform="none" fo:color="#000000" style:font-name="Times New Roman" fo:font-size="9.75pt" fo:letter-spacing="normal" fo:language="de" fo:country="DE" fo:font-style="italic" style:text-underline-style="none" fo:font-weight="normal" officeooo:rsid="0074db5c" style:font-size-asian="9pt" style:font-style-asian="italic" style:font-size-complex="9pt" style:font-style-complex="italic"/>
    </style:style>
    <style:style style:name="T15" style:family="text">
      <style:text-properties fo:font-variant="normal" fo:text-transform="none" fo:color="#000000" style:font-name="Times New Roman" fo:font-size="9.75pt" fo:letter-spacing="normal" fo:language="de" fo:country="DE" fo:font-style="italic" style:text-underline-style="none" fo:font-weight="normal" officeooo:rsid="00a91b49" style:font-size-asian="9pt" style:font-style-asian="italic" style:font-size-complex="9pt" style:font-style-complex="italic"/>
    </style:style>
    <style:style style:name="T16"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17" style:family="text">
      <style:text-properties fo:font-variant="normal" fo:text-transform="none" fo:color="#000000" style:font-name="Times New Roman" fo:font-size="9.75pt" fo:letter-spacing="normal" fo:language="de" fo:country="DE" fo:font-style="normal" fo:font-weight="normal" officeooo:rsid="007598fa" style:font-style-asian="normal" style:font-style-complex="normal"/>
    </style:style>
    <style:style style:name="T18" style:family="text">
      <style:text-properties fo:font-variant="normal" fo:text-transform="none" fo:color="#000000" style:font-name="Times New Roman" fo:font-size="9.75pt" fo:letter-spacing="normal" fo:language="de" fo:country="DE" fo:font-style="normal" fo:font-weight="normal" officeooo:rsid="00942890" style:font-style-asian="normal" style:font-style-complex="normal"/>
    </style:style>
    <style:style style:name="T19" style:family="text">
      <style:text-properties fo:font-variant="normal" fo:text-transform="none" fo:color="#000000" style:font-name="Times New Roman" fo:font-size="9.75pt" fo:letter-spacing="normal" fo:language="de" fo:country="DE" fo:font-style="normal" fo:font-weight="normal" officeooo:rsid="0097fbf8" style:font-style-asian="normal" style:font-style-complex="normal"/>
    </style:style>
    <style:style style:name="T20"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21" style:family="text">
      <style:text-properties fo:font-variant="normal" fo:text-transform="none" fo:color="#000000" style:font-name="Times New Roman" fo:font-size="9.75pt" fo:letter-spacing="normal" fo:language="de" fo:country="DE" fo:font-style="normal" style:text-underline-style="none" fo:font-weight="normal" officeooo:rsid="0074db5c" style:font-size-asian="9pt" style:font-style-asian="normal" style:font-size-complex="9pt" style:font-style-complex="normal"/>
    </style:style>
    <style:style style:name="T22" style:family="text">
      <style:text-properties fo:font-variant="normal" fo:text-transform="none" fo:color="#000000" style:font-name="Times New Roman" fo:font-size="9.75pt" fo:letter-spacing="normal" fo:language="de" fo:country="DE" fo:font-style="normal" style:text-underline-style="none" fo:font-weight="normal" officeooo:rsid="0096987d" style:font-size-asian="9pt" style:font-style-asian="normal" style:font-size-complex="9pt" style:font-style-complex="normal"/>
    </style:style>
    <style:style style:name="T23" style:family="text">
      <style:text-properties fo:font-variant="normal" fo:text-transform="none" fo:color="#000000" style:font-name="Times New Roman" fo:font-size="9.75pt" fo:letter-spacing="normal" fo:language="de" fo:country="DE" fo:font-style="normal" style:text-underline-style="none" fo:font-weight="normal" officeooo:rsid="0097fbf8" style:font-size-asian="9pt" style:font-style-asian="normal" style:font-size-complex="9pt" style:font-style-complex="normal"/>
    </style:style>
    <style:style style:name="T24" style:family="text">
      <style:text-properties fo:font-variant="normal" fo:text-transform="none" fo:color="#000000" style:font-name="Times New Roman" fo:font-size="9.75pt" fo:letter-spacing="normal" fo:language="de" fo:country="DE" fo:font-style="normal" style:text-underline-style="none" fo:font-weight="normal" officeooo:rsid="00a2a99a" style:font-size-asian="9pt" style:font-style-asian="normal" style:font-size-complex="9pt" style:font-style-complex="normal"/>
    </style:style>
    <style:style style:name="T25" style:family="text">
      <style:text-properties fo:font-variant="normal" fo:text-transform="none" fo:color="#000000" style:font-name="Times New Roman" fo:font-size="9.75pt" fo:letter-spacing="normal" fo:language="de" fo:country="DE" fo:font-style="normal" style:text-underline-style="none" fo:font-weight="normal" officeooo:rsid="00a3aa1a" style:font-size-asian="9pt" style:font-style-asian="normal" style:font-size-complex="9pt" style:font-style-complex="normal"/>
    </style:style>
    <style:style style:name="T26" style:family="text">
      <style:text-properties fo:font-variant="normal" fo:text-transform="none" fo:color="#000000" style:font-name="Times New Roman" fo:font-size="9.75pt" fo:letter-spacing="normal" fo:language="de" fo:country="DE" fo:font-style="normal" style:text-underline-style="none" fo:font-weight="normal" officeooo:rsid="00aa12e8" style:font-size-asian="9pt" style:font-style-asian="normal" style:font-size-complex="9pt" style:font-style-complex="normal"/>
    </style:style>
    <style:style style:name="T27" style:family="text">
      <style:text-properties fo:font-variant="normal" fo:text-transform="none" fo:color="#000000" style:font-name="Times New Roman" fo:font-size="9.75pt" fo:letter-spacing="normal" fo:language="de" fo:country="DE" fo:font-style="normal" style:text-underline-style="none" fo:font-weight="normal" officeooo:rsid="00a91b49" style:font-size-asian="9pt" style:font-style-asian="normal" style:font-size-complex="9pt" style:font-style-complex="normal"/>
    </style:style>
    <style:style style:name="T28" style:family="text">
      <style:text-properties fo:font-variant="normal" fo:text-transform="none" fo:color="#000000" style:font-name="Times New Roman" fo:font-size="9.75pt" fo:letter-spacing="normal" fo:language="de" fo:country="DE" fo:font-style="normal" style:text-underline-style="none" fo:font-weight="normal" officeooo:rsid="00abf5e8" style:font-size-asian="9pt" style:font-style-asian="normal" style:font-size-complex="9pt" style:font-style-complex="normal"/>
    </style:style>
    <style:style style:name="T29" style:family="text">
      <style:text-properties fo:font-variant="normal" fo:text-transform="none" fo:color="#000000" style:font-name="Times New Roman" fo:font-size="9.75pt" fo:letter-spacing="normal" fo:language="de" fo:country="DE" fo:font-style="normal" style:text-underline-style="none" fo:font-weight="normal" officeooo:rsid="00ae2dc3" style:font-size-asian="9pt" style:font-style-asian="normal" style:font-size-complex="9pt" style:font-style-complex="normal"/>
    </style:style>
    <style:style style:name="T30" style:family="text">
      <style:text-properties fo:font-variant="normal" fo:text-transform="none" fo:color="#000000" style:font-name="Times New Roman" fo:font-size="9.75pt" fo:letter-spacing="normal" fo:language="de" fo:country="DE" fo:font-style="normal" style:text-underline-style="none" fo:font-weight="normal" officeooo:rsid="00b12f58" style:font-size-asian="9pt" style:font-style-asian="normal" style:font-size-complex="9pt" style:font-style-complex="normal"/>
    </style:style>
    <style:style style:name="T31" style:family="text">
      <style:text-properties fo:font-variant="normal" fo:text-transform="none" fo:color="#000000" style:font-name="Times New Roman" fo:font-size="9.75pt" fo:letter-spacing="normal" fo:language="de" fo:country="DE" style:text-underline-style="none" fo:font-weight="normal" officeooo:rsid="00605786"/>
    </style:style>
    <style:style style:name="T32" style:family="text">
      <style:text-properties fo:font-variant="normal" fo:text-transform="none" fo:color="#000000" style:font-name="Times New Roman" fo:font-size="9.75pt" fo:letter-spacing="normal" fo:language="de" fo:country="DE" style:text-underline-style="none" fo:font-weight="normal" officeooo:rsid="006662c9"/>
    </style:style>
    <style:style style:name="T33" style:family="text">
      <style:text-properties officeooo:rsid="004f149e"/>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5a322c" style:font-size-asian="10.5pt" style:font-weight-asian="normal" style:font-size-complex="12pt" style:font-weight-complex="normal"/>
    </style:style>
    <style:style style:name="T36" style:family="text">
      <style:text-properties fo:font-size="12pt" fo:font-weight="normal" officeooo:rsid="00738e3f" style:font-size-asian="10.5pt" style:font-weight-asian="normal" style:font-size-complex="12pt" style:font-weight-complex="normal"/>
    </style:style>
    <style:style style:name="T37" style:family="text">
      <style:text-properties officeooo:rsid="005fe740"/>
    </style:style>
    <style:style style:name="T38" style:family="text">
      <style:text-properties officeooo:rsid="0069931d"/>
    </style:style>
    <style:style style:name="T39" style:family="text">
      <style:text-properties fo:language="en" fo:country="US"/>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officeooo:rsid="0069028d" style:font-style-asian="normal" style:font-style-complex="normal"/>
    </style:style>
    <style:style style:name="T42" style:family="text">
      <style:text-properties fo:language="en" fo:country="US" fo:font-style="normal" officeooo:rsid="006aba0a" style:font-style-asian="normal" style:font-style-complex="normal"/>
    </style:style>
    <style:style style:name="T43" style:family="text">
      <style:text-properties fo:language="en" fo:country="US" fo:font-style="normal" officeooo:rsid="00b21d23" style:font-style-asian="normal" style:font-style-complex="normal"/>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officeooo:rsid="0069028d" style:font-style-asian="italic" style:font-style-complex="italic"/>
    </style:style>
    <style:style style:name="T46" style:family="text">
      <style:text-properties fo:language="en" fo:country="US" fo:font-style="italic" officeooo:rsid="00b21d23" style:font-style-asian="italic" style:font-style-complex="italic"/>
    </style:style>
    <style:style style:name="T47" style:family="text">
      <style:text-properties fo:language="en" fo:country="US" officeooo:rsid="0050dfe2"/>
    </style:style>
    <style:style style:name="T48" style:family="text">
      <style:text-properties fo:language="en" fo:country="US" officeooo:rsid="00873c46"/>
    </style:style>
    <style:style style:name="T49" style:family="text">
      <style:text-properties fo:language="en" fo:country="US" officeooo:rsid="00885f5b"/>
    </style:style>
    <style:style style:name="T50" style:family="text">
      <style:text-properties fo:language="en" fo:country="US" officeooo:rsid="00889e3e"/>
    </style:style>
    <style:style style:name="T51" style:family="text">
      <style:text-properties fo:language="en" fo:country="US" officeooo:rsid="0090c611"/>
    </style:style>
    <style:style style:name="T52" style:family="text">
      <style:text-properties fo:language="en" fo:country="US" officeooo:rsid="0090fbc2"/>
    </style:style>
    <style:style style:name="T53" style:family="text">
      <style:text-properties fo:language="en" fo:country="US" officeooo:rsid="009192c1"/>
    </style:style>
    <style:style style:name="T54" style:family="text">
      <style:text-properties fo:language="en" fo:country="US" officeooo:rsid="009390c7"/>
    </style:style>
    <style:style style:name="T55" style:family="text">
      <style:text-properties fo:language="en" fo:country="US" officeooo:rsid="00942890"/>
    </style:style>
    <style:style style:name="T56" style:family="text">
      <style:text-properties fo:language="en" fo:country="US" officeooo:rsid="007598fa"/>
    </style:style>
    <style:style style:name="T57" style:family="text">
      <style:text-properties fo:language="en" fo:country="US" officeooo:rsid="0097fbf8"/>
    </style:style>
    <style:style style:name="T58" style:family="text">
      <style:text-properties fo:language="en" fo:country="US" officeooo:rsid="0099e491"/>
    </style:style>
    <style:style style:name="T59" style:family="text">
      <style:text-properties fo:language="en" fo:country="US" officeooo:rsid="009b18a4"/>
    </style:style>
    <style:style style:name="T60" style:family="text">
      <style:text-properties fo:language="en" fo:country="US" officeooo:rsid="009b3d35"/>
    </style:style>
    <style:style style:name="T61" style:family="text">
      <style:text-properties fo:language="en" fo:country="US" officeooo:rsid="009bad19"/>
    </style:style>
    <style:style style:name="T62" style:family="text">
      <style:text-properties fo:language="en" fo:country="US" officeooo:rsid="009ead22"/>
    </style:style>
    <style:style style:name="T63" style:family="text">
      <style:text-properties fo:language="en" fo:country="US" officeooo:rsid="00a0e8e3"/>
    </style:style>
    <style:style style:name="T64" style:family="text">
      <style:text-properties fo:language="en" fo:country="US" officeooo:rsid="00a255a5"/>
    </style:style>
    <style:style style:name="T65" style:family="text">
      <style:text-properties fo:language="en" fo:country="US" officeooo:rsid="00a2a99a"/>
    </style:style>
    <style:style style:name="T66" style:family="text">
      <style:text-properties fo:language="en" fo:country="US" officeooo:rsid="00a34ed8"/>
    </style:style>
    <style:style style:name="T67" style:family="text">
      <style:text-properties fo:language="en" fo:country="US" officeooo:rsid="00a3aa1a"/>
    </style:style>
    <style:style style:name="T68" style:family="text">
      <style:text-properties fo:language="en" fo:country="US" officeooo:rsid="00a58c35"/>
    </style:style>
    <style:style style:name="T69" style:family="text">
      <style:text-properties fo:language="en" fo:country="US" officeooo:rsid="00167ede"/>
    </style:style>
    <style:style style:name="T70" style:family="text">
      <style:text-properties fo:language="en" fo:country="US" officeooo:rsid="00a5ca07"/>
    </style:style>
    <style:style style:name="T71" style:family="text">
      <style:text-properties fo:language="en" fo:country="US" officeooo:rsid="00a75da4"/>
    </style:style>
    <style:style style:name="T72" style:family="text">
      <style:text-properties fo:language="en" fo:country="US" officeooo:rsid="00a91b49"/>
    </style:style>
    <style:style style:name="T73" style:family="text">
      <style:text-properties fo:language="en" fo:country="US" officeooo:rsid="00aa12e8"/>
    </style:style>
    <style:style style:name="T74" style:family="text">
      <style:text-properties fo:language="en" fo:country="US" officeooo:rsid="00aa2733"/>
    </style:style>
    <style:style style:name="T75" style:family="text">
      <style:text-properties fo:language="en" fo:country="US" officeooo:rsid="00aa8a5f"/>
    </style:style>
    <style:style style:name="T76" style:family="text">
      <style:text-properties fo:language="en" fo:country="US" officeooo:rsid="00aa9f89"/>
    </style:style>
    <style:style style:name="T77" style:family="text">
      <style:text-properties fo:language="en" fo:country="US" officeooo:rsid="00afb453"/>
    </style:style>
    <style:style style:name="T78" style:family="text">
      <style:text-properties fo:language="en" fo:country="US" officeooo:rsid="00b12f58"/>
    </style:style>
    <style:style style:name="T79" style:family="text">
      <style:text-properties fo:language="en" fo:country="US" officeooo:rsid="00b21d23"/>
    </style:style>
    <style:style style:name="T80" style:family="text">
      <style:text-properties fo:language="en" fo:country="US" officeooo:rsid="00b26c35"/>
    </style:style>
    <style:style style:name="T81" style:family="text">
      <style:text-properties fo:language="en" fo:country="US" officeooo:rsid="00b3c685"/>
    </style:style>
    <style:style style:name="T82" style:family="text">
      <style:text-properties fo:font-size="9pt" fo:language="de" fo:country="DE" style:text-underline-style="none" officeooo:rsid="004fc185" style:font-size-asian="9pt" style:font-size-complex="9pt"/>
    </style:style>
    <style:style style:name="T83" style:family="text">
      <style:text-properties officeooo:rsid="00739664"/>
    </style:style>
    <style:style style:name="T84" style:family="text">
      <style:text-properties officeooo:rsid="006662c9"/>
    </style:style>
    <style:style style:name="T85" style:family="text">
      <style:text-properties officeooo:rsid="0074db5c"/>
    </style:style>
    <style:style style:name="T86" style:family="text">
      <style:text-properties officeooo:rsid="007598fa"/>
    </style:style>
    <style:style style:name="T87" style:family="text">
      <style:text-properties officeooo:rsid="00783a04"/>
    </style:style>
    <style:style style:name="T88" style:family="text">
      <style:text-properties officeooo:rsid="0079645b"/>
    </style:style>
    <style:style style:name="T89" style:family="text">
      <style:text-properties officeooo:rsid="007ab068"/>
    </style:style>
    <style:style style:name="T90" style:family="text">
      <style:text-properties officeooo:rsid="007ac57c"/>
    </style:style>
    <style:style style:name="T91" style:family="text">
      <style:text-properties officeooo:rsid="007bfd44"/>
    </style:style>
    <style:style style:name="T92" style:family="text">
      <style:text-properties officeooo:rsid="007d3105"/>
    </style:style>
    <style:style style:name="T93" style:family="text">
      <style:text-properties officeooo:rsid="007ef179"/>
    </style:style>
    <style:style style:name="T94" style:family="text">
      <style:text-properties officeooo:rsid="0082d08c"/>
    </style:style>
    <style:style style:name="T95" style:family="text">
      <style:text-properties officeooo:rsid="00849ff2"/>
    </style:style>
    <style:style style:name="T96" style:family="text">
      <style:text-properties officeooo:rsid="0085cb24"/>
    </style:style>
    <style:style style:name="T97" style:family="text">
      <style:text-properties officeooo:rsid="00873c46"/>
    </style:style>
    <style:style style:name="T98" style:family="text">
      <style:text-properties officeooo:rsid="00885f5b"/>
    </style:style>
    <style:style style:name="T99" style:family="text">
      <style:text-properties officeooo:rsid="0090fbc2"/>
    </style:style>
    <style:style style:name="T100" style:family="text">
      <style:text-properties officeooo:rsid="00942890"/>
    </style:style>
    <style:style style:name="T101" style:family="text">
      <style:text-properties fo:font-size="18pt" fo:language="en" fo:country="US" fo:font-style="normal" fo:font-weight="bold" officeooo:rsid="0069028d" style:font-size-asian="18pt" style:font-style-asian="normal" style:font-weight-asian="bold" style:font-size-complex="18pt" style:font-style-complex="normal" style:font-weight-complex="bold"/>
    </style:style>
    <style:style style:name="T102" style:family="text">
      <style:text-properties officeooo:rsid="009bad19"/>
    </style:style>
    <style:style style:name="T103" style:family="text">
      <style:text-properties officeooo:rsid="00a58c35"/>
    </style:style>
    <style:style style:name="T104" style:family="text">
      <style:text-properties officeooo:rsid="00abf5e8"/>
    </style:style>
    <style:style style:name="T105" style:family="text">
      <style:text-properties officeooo:rsid="00ad8447"/>
    </style:style>
    <style:style style:name="T106" style:family="text">
      <style:text-properties officeooo:rsid="00ada864"/>
    </style:style>
    <style:style style:name="T107" style:family="text">
      <style:text-properties officeooo:rsid="00ae2dc3"/>
    </style:style>
    <style:style style:name="T108" style:family="text">
      <style:text-properties officeooo:rsid="00b12f58"/>
    </style:style>
    <style:style style:name="T109" style:family="text">
      <style:text-properties officeooo:rsid="00b21d2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Friedrich-Alexander-Universität Erlangen-Nürnberg</text:p>
      <text:p text:style-name="P3">Philosophische Fakultät und Fachbereich Theologie</text:p>
      <text:p text:style-name="P3">Fachbereich: <text:span text:style-name="T38">Politische Wissenschaft</text:span></text:p>
      <text:p text:style-name="P4">Proseminar: <text:span text:style-name="T83">Staat, Herrschaft<text:tab/> und Legitimität im Nahen Osten, Wintersemester 2016/2017</text:span></text:p>
      <text:p text:style-name="P4">Dozent: <text:span text:style-name="T83">Prof. Dr. Thomas Demmelhub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Legitimität und Stabilität der AKP <text:span text:style-name="T85">seit dem Putsch 2016</text:span></text:p>
      <text:p text:style-name="P11"/>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9">489 Nürnberg</text:span></text:p>
      <text:p text:style-name="P9">E-Mail: emil.lefherz@<text:span text:style-name="T38">fau</text:span>.de </text:p>
      <text:p text:style-name="P9"/>
      <text:p text:style-name="P5"><text:span text:style-name="T34">Zwei-Fach-Bachelor Philosophie (</text:span><text:span text:style-name="T36">7</text:span><text:span text:style-name="T34">. FS) und Politische Wissenschaft (</text:span><text:span text:style-name="T36">5</text:span><text:span text:style-name="T34">. FS</text:span><text:span text:style-name="T35">)</text:span></text:p>
      <text:table-of-content text:style-name="Sect1" text:protected="true" text:name="Table of Contents1">
        <text:table-of-content-source text:outline-level="10">
          <text:index-title-template text:style-name="Contents_20_Heading">Legitimität und Stabilität der AKP seit dem Putsch 2016</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Legitimität und Stabilität der AKP seit dem Putsch 2016</text:p>
          </text:index-title>
          <text:p text:style-name="P73"><text:a xlink:type="simple" xlink:href="#__RefHeading___Toc1523_952987303" text:style-name="Index_20_Link" text:visited-style-name="Index_20_Link">1. Die mutmaßlichen Urheber des Putsches<text:tab/>3</text:a></text:p>
          <text:p text:style-name="P73"><text:a xlink:type="simple" xlink:href="#__RefHeading___Toc9044_1277329556" text:style-name="Index_20_Link" text:visited-style-name="Index_20_Link">2. Vor- und Nachteile von Legitimitätstheorien<text:tab/>4</text:a></text:p>
          <text:p text:style-name="P73"><text:a xlink:type="simple" xlink:href="#__RefHeading___Toc10233_1277329556" text:style-name="Index_20_Link" text:visited-style-name="Index_20_Link">3. 2007-2013: diskursive Vorbereitung<text:tab/>6</text:a></text:p>
          <text:p text:style-name="P73"><text:a xlink:type="simple" xlink:href="#__RefHeading___Toc10235_1277329556" text:style-name="Index_20_Link" text:visited-style-name="Index_20_Link">3.1 Emergence von "advanced democracy" - Grundsteinlegung für das Präsidialsystem?<text:tab/>7</text:a></text:p>
          <text:p text:style-name="P73"><text:a xlink:type="simple" xlink:href="#__RefHeading___Toc689_855644369" text:style-name="Index_20_Link" text:visited-style-name="Index_20_Link">3.2 die Prozesse: Bruch zwischen Gülenisten und AKP<text:tab/>9</text:a></text:p>
          <text:p text:style-name="P73"><text:a xlink:type="simple" xlink:href="#__RefHeading__1783_1803230690" text:style-name="Index_20_Link" text:visited-style-name="Index_20_Link">Literaturverzeichnis<text:tab/>11</text:a></text:p>
          <text:p text:style-name="P72"><text:a xlink:type="simple" xlink:href="#__RefHeading__855_75367846" text:style-name="Index_20_Link" text:visited-style-name="Index_20_Link"><text:span text:style-name="T5">L</text:span></text:a><text:a xlink:type="simple" xlink:href="#__RefHeading__855_75367846" text:style-name="Index_20_Link" text:visited-style-name="Index_20_Link"><text:span text:style-name="T5">iteratur:</text:span></text:a><text:a xlink:type="simple" xlink:href="#__RefHeading__855_75367846" text:style-name="Index_20_Link" text:visited-style-name="Index_20_Link"><text:tab/>11</text:a></text:p>
          <text:p text:style-name="P72"><text:a xlink:type="simple" xlink:href="#__RefHeading__857_75367846" text:style-name="Index_20_Link" text:visited-style-name="Index_20_Link">Internetquellen:<text:tab/>11</text:a></text:p>
        </text:index-body>
      </text:table-of-content>
      <text:p text:style-name="P5"/>
      <text:p text:style-name="P12"/>
      <text:p text:style-name="P12"/>
      <text:p text:style-name="P13">gendern</text:p>
      <text:p text:style-name="P13">Rechtschreibung</text:p>
      <text:p text:style-name="P13">Fußnoten</text:p>
      <text:p text:style-name="P95"><text:span text:style-name="T103">Fußnoten und Punkte vertauschen</text:span></text:p>
      <text:p text:style-name="P95">Literaturverzeichnis</text:p>
      <text:p text:style-name="P13">Inhaltsverzeichnis aktualisieren und Titel geben</text:p>
      <text:p text:style-name="P6"/>
      <text:p text:style-name="P7">Ich habe die Arbeit in geschlechtergerechter Sprache geschrieben. Ich verwende das generische Femininum und das generische Maskulinum abwechselnd. Sollte jemand beim Lesen darüber stolpern: <text:span text:style-name="T37">d</text:span>as ist so gewollt.</text:p>
      <text:h text:style-name="P97" text:outline-level="1"><text:bookmark-start text:name="__RefHeading___Toc1523_952987303"/>1. <text:span text:style-name="T88">Die mutmaßlichen Urheber des Putsches </text:span><text:bookmark-end text:name="__RefHeading___Toc1523_952987303"/></text:h>
      <text:p text:style-name="P14"/>
      <text:p text:style-name="P42">Vor ziemlich genau einem Jahr schrieb ich bereits über die Türkei, genauer gesagt die Ideologie der AKP, im Rahmen eines Seminars zu Autoritarismus. Seitdem ist die Lage dort noch schlimmer geworden, ein Putsch hat das Land aufgewühlt und Wasser auf die Mühlen der Entwicklung zu einem Präsidialsystem gegossen, mit dem Erdoğan die Macht in der Türkei zu großen Teilen auf seine Person vereinen will.</text:p>
      <text:p text:style-name="P15">Damals fragte ich, wie sich die Bedeutung der beiden Begriffe „conservative democracy“ und „advanced democracy“ im türkischen Diskurs über die Demokratie gewandelt hat. Dieses Jahr will ich im Rahmen dieses Legitimitätsseminars folgende Frage stellen: <text:span text:style-name="T1">Wie hat sich der Autoritarismus </text:span><text:span text:style-name="T4">im Kontext</text:span><text:span text:style-name="T1"> der Türkei entwickelt und hat er der Stabilität und der Legitimität seines Regimes genutzt oder geschadet?</text:span></text:p>
      <text:p text:style-name="P15">Auch mein Zeitraum ist diesmal ein anderer: während ich in der letzten Arbeit den Wandel zwischen 2002-2007 und 2007-Heute untersuchte, werde ich dieses mal 2007-2013 und 2013-Heute zum Untersuchungszeitraum machen. 2013 ist als Schicksalsjahr bedeutsam: einmal wegen der Gezi-Park-Proteste, andererseits wegen der Schauprozesse gegen Erdoğans Gegner, und schließlich gegen Erdoğan selbst. <text:span text:style-name="T3">Bis 2013</text:span><text:span text:style-name="T86"> konnte man hauptsächlich eine Verschärfung des Diskurses feststellen, in dem immer mehr Menschen über otherings-Prozesse ausgeschlossen wurden. </text:span><text:span text:style-name="T3">Danach</text:span><text:span text:style-name="T86"> ist eine Zuspitzung von Repression und Restrukturierung der Institutionen zu beobachten.</text:span> </text:p>
      <text:p text:style-name="P41">Mein Begriff von Autoritarismus ist dabei kein klar definierter, den man quantitativ analysieren könnte; dafür bräuchte ich einen klar abgrenzbaren Analysegegenstand, und der ist hier nicht so einfach zu finden. Den Autoritarismus der AKP <text:span text:style-name="T102">isoliert </text:span>zu betrachten, ist unmöglich; er hat sich im Zusammenspiel <text:span text:style-name="T102">mit anderen Akteuren entwickelt, und seine Dynamik spielt sich zwischen Akteuren ab, nicht nur von der AKP oder von Erdoğan oder von der türkischen Armee aus. Auch den Autoritarismus auf dem Boden des Territorialstaates Türkei zu betrachten, ist eine unhinnehmbare Verkürzung: wie Michael Mann sagen würde, ist sie keine Society, keine Gesellschaft mit klaren Grenzen, zu der eine fest definierte Anzahl an Menschen gehören würden. Ist Gülen Teil dieser Analysekategorie, wenn er seit 1999 im Exil lebt und die AKP-Herrschaf nicht selbst erlebt hat? Ist Kurdistan Teil dieser Analysekategorie, wenn es teilweise auf türkischem Boden kurdische Gesellschaften gibt, die eventuell weniger auto</text:span><text:soft-page-break/><text:span text:style-name="T102">ritär zusammenleben? Ich werde Autoritarismus eher lose mit Qualitäten beschreiben, die gemeinhin mit ihm assoziiert werden; der Leser mag diese qualitative Beschreibung dann in sein Gesamtbild der türkischen Gesellschaften einordnen, und ihr die Perspektive der mehr oder weniger oder vielleicht weicheren oder gelberen autoritären Machtnetzwerke hinzufügen.</text:span></text:p>
      <text:p text:style-name="P17">Eines der relevantesten und am schwersten zu analysierenden Ereignisse dieser Geschichte ist der Putsch 2016. Es gibt noch kaum Quellen darüber und niemand ist sich wirklich einig, wer der Drahtzieher des Putsches war – die Version der türkischen Regierung, dass der Prediger Fethullah Gülen und seine straff organisierte Hizmet-Bewegung dahinterstecken,<text:note text:id="ftn1" text:note-class="footnote"><text:note-citation>1</text:note-citation><text:note-body><text:p text:style-name="P58">Beaumont <text:span text:style-name="T100">(</text:span>2016<text:span text:style-name="T100">)</text:span></text:p></text:note-body></text:note> wird von vielen angezweifelt. Die Beweise dafür beruhen größtenteils auf Geständnissen, die mit Folter erzwungen wurden und entsprechend unglaubwürdig sind.</text:p>
      <text:p text:style-name="P17">Bis es stichhaltigere Hinweise für die Urheberschaft des Putsches gibt, etwa weil die allwissenden Geheimdienste ihre illegal erworbenen Erkenntnisse der Zivilgesellschaft zugänglich machen, werde ich mich jedoch pragmatisch für eine Erzählung der Geschichte entscheiden. Wie auch jede andere wissenschaftliche Erklärung, die über quantitative Fakten hinausgeht, gelte sie nur, bis sie neueren Daten widerspricht.</text:p>
      <text:p text:style-name="P18"><text:span text:style-name="T87">Ich teile die Analyse des</text:span> Middle East Institute <text:span text:style-name="T87">(MEI), das </text:span>von einer Allianz <text:span text:style-name="T86">zwischen gülenistischen, kemalistischen und anderen anti-Erdoğan-Offizieren ausgeht.</text:span><text:span text:style-name="T86"><text:note text:id="ftn2" text:note-class="footnote"><text:note-citation>2</text:note-citation><text:note-body><text:p text:style-name="P56"><text:span text:style-name="T16">Tol, Mainzer, Ekmekci </text:span><text:span text:style-name="T18">(2</text:span><text:span text:style-name="T17">016</text:span><text:span text:style-name="T18">)</text:span></text:p></text:note-body></text:note></text:span><text:span text:style-name="T86"> Laut ihnen ist es plausibel, dass eine religiös geprägte Gruppe einen militärischen Putsch durchführen kann; sie haben nachgewiesenermaßen die türkische Bürokratie weit unterwandert und hatten die Gelegenheit, eigene Leute in höhere militärische Ränge befördern zu lassen, als gülenistische Staatsanwälte 2013 in großer Zahl kemalistische Offiziere anklagten und ihrer Position entheben ließen. Das MEI geht dennoch davon aus, dass aufgrund der schieren Anzahl an beteiligten Offizieren nicht nur gülenistische Offiziere beteiligt waren, und der Putsch stellte sich öffentlich nicht als gülenistisch, sondern kemalistisch geprägt dar. Das ist allerdings eine Herangehensweise, die auch für einen rein gülenistischen Coup Sinn macht. </text:span></text:p>
      <text:p text:style-name="P32">Um den Autoritarismus in der Türkei von Hand der AKP zu beschreiben, muss die Rolle der Gülenisten allerdings nicht einmal besonders groß sein; es reicht aus, dass sie überschätzt werden. Der Autoritarismus zieht seine Dynamik nicht aus dem tatsächlichen Kampf gegen sie, sondern weil sie als Feindbild und Entschuldigung die<text:soft-page-break/>nen. Selbst wenn sich andere Akteure als Urheber des Putsches herausstellen, ist meine Analyse also relevant; denn der Einfluss der Gülenisten in Militär und Bürokratie (und aller anderen, die der AKP nicht die Treue schwören) wird gerade durch politische Säuberungen ausgelöscht, auch wenn sie den Putsch vielleicht gar nicht selbst organisiert haben.</text:p>
      <text:p text:style-name="P18"/>
      <text:h text:style-name="P98" text:outline-level="1"><text:bookmark-start text:name="__RefHeading___Toc9044_1277329556"/>2. <text:span text:style-name="T83">Vor- und Nachteile von Legitimitätstheorien</text:span><text:bookmark-end text:name="__RefHeading___Toc9044_1277329556"/></text:h>
      <text:p text:style-name="P18"/>
      <text:p text:style-name="P20">In einem Legitimitätsseminar ist es vielleicht unangebracht, vor allem nach Stabilität zu fragen – doch da eine der wenigen Kontinuitäten der AKP das Angebot der Stabilität und Sicherheit ist, Legitimität vor allem der Stabilität dient und ich interessant finde, warum die Herrschaft der AKP derzeit stabil wie nie ist, obwohl die Türkei sich in einem Bürgerkrieg mit kurdischen Staatsbürgern befindet und mindestens instabil zu nennen ist. Deswegen will ich die Türkei mit einer Theorie analysieren, die beides abdeckt <text:span text:style-name="T90">und der Dynamik der Türkei gerecht wird.</text:span></text:p>
      <text:p text:style-name="P19">Legitimität ist in der Türkei schwierig zu bestimmen; und die Theorien, die wir im Seminar behandelt haben, sind dafür ungeeignet. <text:span text:style-name="T89">Schlumberger beispielsweise teilt Legitimitätsglauben in klare Kategorien ein (religiös, ideologisch, traditionell und materiell), der benutzt wird, um eine klare Gruppe zu legitimieren und deren Erfolg man dann optimalerweise quantitativ messen kann. Das ist vollkommen nutzlos, wenn ein Regime eher einen Wandel in der Ideologie aufweist, und Strategien wechselt – die Geschehnisse in der Türkei sind zu sehr von Brüchen und Interventionen geprägt und die Strategien der AKP zu wechselhaft, um sie mit einer derart statischen Theorie zu analysieren.</text:span></text:p>
      <text:p text:style-name="P21">Gerschewski wäre da schon interessanter, vor allem weil er das Verhältnis zwischen Legitimität und Stabilität sehr genau klärt; doch auch er spricht mit seinen „pillars of stability“ nur von Werkzeugen, die ein Regime benutzt, um den Status Quo zu erhalten; da in der Türkei mehrere Akteure am Werk sind, von denen kein einziger am Status Quo interessiert ist, muss auch Gerschewski daran scheitern, die Stabilität der Türkei zu analysieren.</text:p>
      <text:p text:style-name="P21"><text:soft-page-break/>Um die verschiedenen Akteure und ihre dynamischen Interventionen gegeneinander betrachten zu können, werde ich sie mit Michael Mann als Machtnetzwerke analysieren. </text:p>
      <text:p text:style-name="P21">Stabilität sei in diesem Zusammenhang, ob sie zusammenbrechen oder nicht. Dies passiert nach Mann vor allem über „interstitial emergence“; <text:span text:style-name="T91">in den Poren alter Gesellschaften, Lebensbereichen, die von ihnen nicht abgedeckt sind, entstehen neue Gesellschaften, die die alten ablösen.</text:span><text:span text:style-name="T91"><text:note text:id="ftn3" text:note-class="footnote"><text:note-citation>3</text:note-citation><text:note-body><text:p text:style-name="P59">Mann (2005), S. 15f</text:p></text:note-body></text:note></text:span><text:span text:style-name="T91"> Auf diesem Weg hat die AKP die kemalistische Gesellschaft verdrängt, und die bestehenden Institutionen des türkischen Staates wurden Stück für Stück von Menschen besetzt, die ihre Ziele eher zusammen mit AKP-Angehörigen durchgesetzt haben, nicht mehr mit Angehörigen der kemalistischen Elite.</text:span><text:span text:style-name="T91"><text:note text:id="ftn4" text:note-class="footnote"><text:note-citation>4</text:note-citation><text:note-body><text:p text:style-name="P60">Jaraba (2013), S. 60</text:p></text:note-body></text:note></text:span></text:p>
      <text:p text:style-name="P22">Legitimität <text:span text:style-name="T92">lässt sich bei Mann nicht als Begriff finden, aber die Webersche Bedeutung von Herrschaft</text:span><text:span text:style-name="T92"><text:note text:id="ftn5" text:note-class="footnote"><text:note-citation>5</text:note-citation><text:note-body><text:p text:style-name="P61">Weber (2008), S. 157</text:p></text:note-body></text:note></text:span><text:span text:style-name="T92"> findet sich bei Mann, wenn er von der „capacity to organize and control people, materials and territories“</text:span><text:span text:style-name="T92"><text:note text:id="ftn6" text:note-class="footnote"><text:note-citation>6</text:note-citation><text:note-body><text:p text:style-name="P60">Mann (2005), S. 2f</text:p></text:note-body></text:note></text:span><text:span text:style-name="T92"> spricht. Diese Organisierung und Kontrolle wird durch Machtnetzwerke hindurch ausgeübt, in denen Informationen weitergereicht werden, in diesem Fall Befehle und das Feedback darauf, dass die Kontrolle vollendet. Befehle in solchen Netzwerken haben dabei größere Chancen auf Ausführung, wenn sich die Ausführung begründen lässt. Entweder, weil der Ausführende dem Befehlshaber vertraut oder verpflichtet ist, weil er den Zweck vielleicht selbst für gut hält, oder eine Mischung aus diesen.</text:span></text:p>
      <text:p text:style-name="P16"><text:span text:style-name="T93">Legitimation von Ideen ist deswegen nicht nur ein Mittel, um die Erfüllung von Befehlen zu gewährleisten, sondern wird von Menschen auch als Ziel an sich angestrebt: „If it is a powerful means to other goals, it will be sought for itself.“</text:span><text:span text:style-name="T93"><text:note text:id="ftn7" text:note-class="footnote"><text:note-citation>7</text:note-citation><text:note-body><text:p text:style-name="P62">Mann (2005), S. 6</text:p></text:note-body></text:note></text:span><text:span text:style-name="T93"> Und Menschen, die Ziele anstreben, bilden dann Netzwerke, um sie umzusetzen, in diesem Fall ideologische Netzwerke. Der beste Weg, Legitimität zu analysieren, ist also, sich ideologische Machtnetzwerke anzusehen.</text:span></text:p>
      <text:p text:style-name="P23">Was sagt uns Mann also darüber, wie sich die Machtnetzwerke der Türkei in den beiden Phasen entwickelt haben?</text:p>
      <text:p text:style-name="P21"/>
      <text:h text:style-name="P98" text:outline-level="1"><text:bookmark-start text:name="__RefHeading___Toc10233_1277329556"/><text:soft-page-break/>3. 2007-2013: diskursive Vorbereitung<text:bookmark-end text:name="__RefHeading___Toc10233_1277329556"/></text:h>
      <text:p text:style-name="P15"/>
      <text:p text:style-name="P24">Die Phase von 2007 bis 2013 ist vor allem von einer Diskursverschiebung geprägt, nicht von einem tatsächlichen <text:span text:style-name="T95">autoritären Verhalten. Während später Repression von Zivilbevölkerung, Medien und politischer Opposition offensichtlich werden, wurden sie von 2007 bis 2013 erst diskursiv vorbereitet. </text:span></text:p>
      <text:p text:style-name="P24"><text:span text:style-name="T95">Dazu muss man verstehen, dass die AKP zu ihrem Beginn als Hoffnung auf Demokratisierung und die Öffnung zum Westen bis hin zu einem EU-Beitritt angetreten ist. Ein gemäßigter Islam sollte die Wogen glätten und die kemalistische Republik nicht in Gefahr bringen, sondern den nötigen Wandel für neue Zeiten bringen. Diese ideologischen Elemente setzte die AKP gezielt ein, um Spaltungen innerhalb der türkischen Gesellschaft zu glätten</text:span><text:span text:style-name="T95"><text:note text:id="ftn8" text:note-class="footnote"><text:note-citation>8</text:note-citation><text:note-body><text:p text:style-name="P63">Lefherz (2016), S. 8</text:p></text:note-body></text:note></text:span><text:span text:style-name="T95"> und somit eine positive Antwort für die Probleme der neunziger Jahre und eine Hoffnung für das 21. Jahrhundert zu formulieren. Diese Ideologie setzte sich im Sinne der interstitial emergence gegen den Kemalismus durch und gewährte der AKP atemberaubende Wahlsiege.</text:span><text:span text:style-name="T95"><text:note text:id="ftn9" text:note-class="footnote"><text:note-citation>9</text:note-citation><text:note-body><text:p text:style-name="P63">Jaraba (2013), S. <text:span text:style-name="T96">151</text:span></text:p></text:note-body></text:note></text:span></text:p>
      <text:p text:style-name="P25">Als jedoch <text:span text:style-name="T96">diese Ideen langsam ihren Appeal verloren und für die Mehrheit des türkischen Diskurses nicht mehr interessant waren, verlor diese Ideologie (die ich im folgenden „conservative democracy“ nennen werde) ihren Bezug zur erlebten Realität der Diskursteilnehmer. Die AKP begriff diesen Wandel rechtzeitig und begann, ihre Ideologie anzupassen: der Begriff „advanced democracy“ begann sich ganz im Sinne der interstitial emergence gegen „conservative democracy“ durchzusetzen und vertrat neue Ideen, die zunehmend autoritärer wurden.</text:span><text:span text:style-name="T96"><text:note text:id="ftn10" text:note-class="footnote"><text:note-citation>10</text:note-citation><text:note-body><text:p text:style-name="P64">Lefherz (2016), S. 14</text:p></text:note-body></text:note></text:span></text:p>
      <text:p text:style-name="P25"/>
      <text:h text:style-name="P98" text:outline-level="1"><text:bookmark-start text:name="__RefHeading___Toc10235_1277329556"/><text:span text:style-name="T94">3</text:span>.1 Emergence von "advanced democracy" - Grundsteinlegung für das Präsidialsystem?<text:bookmark-end text:name="__RefHeading___Toc10235_1277329556"/></text:h>
      <text:p text:style-name="P15"/>
      <text:p text:style-name="P26">Während „conservative democracy“ noch eine liberale Variante des Islams vertrat, und eine Zeit markierte, in der sogar demokratische Reformen durchgeführt wurden, <text:span text:style-name="T97">wurde mit „advanced democracy“ zunehmend eine Verhaltensnorm eingeführt, die die Spaltungen, die „conservative democracy“ geschlossen hatte, wieder aufmachte. Aber</text:span><text:soft-page-break/><text:span text:style-name="T97">mals wurde eine Grenze zwischen Eigen- und Fremdgruppe gezogen, und die türkische Gemeinschaft, die vorher gezogen wurde, Stück für Stück enger gezogen, um politische Feinde auszuschließen.</text:span><text:span text:style-name="T97"><text:note text:id="ftn11" text:note-class="footnote"><text:note-citation>11</text:note-citation><text:note-body><text:p text:style-name="P65">Lefherz (2016), S. 9</text:p></text:note-body></text:note></text:span></text:p>
      <text:p text:style-name="P27">Ein echter Türke ist damit nur, wer konservativ, islamisch und nationalistisch ist; mit „islamisch“ wurden die Säkularisten ausgegrenzt, mit „nationalistisch“ wurde der Friedensprozess mit den Kurden torpediert und gegen Ende dieser Phase rhetorischer Aufrüstung wurde „konservativ“ gegen die Gezi-Park-Protestierenden und gegen liberale Elemente in der eigenen Partei verwendet.</text:p>
      <text:p text:style-name="P28">Diese Norm entwickelte sich vor allem durch die Politik der AKP immer weiter; jedes Mal, wenn eine Gebetsschule eröffnet wurde, <text:span text:style-name="T47">Erdoğan </text:span><text:span text:style-name="T39">die Türkei als starker Mann nach außen vertrat und sich als Sultan gebend die EU verschreckte, die grauen Wölfe durch die AKP unterstützt wurden, AKP-Politiker Vergewaltigungen bagatellisierten oder in der Manier des islamischen Rechts Opfern von Vergewaltigungen Rechte absprachen, die ihnen das säkulare türkische Recht gewährte, korrespondierte die Welterklärung der </text:span><text:span text:style-name="T48">„advanced democracy“ </text:span><text:span text:style-name="T39">mehr der Realität, in der </text:span><text:span text:style-name="T47">Erdoğan </text:span><text:span text:style-name="T39">die Türkei wieder groß machen würde – eine Türkei, in der jeder, der nicht hineinpassen würde, unerwünscht wäre.</text:span></text:p>
      <text:p text:style-name="P43">Im Jahr 2013 war diese Autoritarisierung des Diskurses so weit fortgeschritten, dass die gesellschaftspolitisch eher liberal gesinnte Stadtbevölkerung sich massenhaft gegen die AKP wehrte; die Gezi-Park-Proteste erschütterten das Land und zeigten klar, dass neue Gräben existierten, wo wenige Jahre zuvor noch an die Demokratisierung durch die AKP geglaubt wurde.</text:p>
      <text:p text:style-name="P43">Doch der demokratisierende Kampf gegen die kemalistische Elite war zu diesem Zeitpunkt vorbei, teilweise waren sie besiegt, teilweise war der EU-Beitritt kaum noch auf dem Tisch. Diese Begriffe im Sinne der „conservative democracy“ reichten nicht mehr aus, um die AKP zu legitimieren – und entsprachen auch gar nicht mehr ihren Zielen.</text:p>
      <text:p text:style-name="P29">Die EU, die sich zunehmend darauf beschränkte, die Türkei zu kritisieren, wurde im Diskurs mittlerweile anders aufgefasst; <text:span text:style-name="T98">ihre Zurückweisung war zunehmend Begründung für Nationalismus, um der EU zu beweisen, dass sie einen Fehler machte, die Türkei nicht zu wollen. </text:span><text:span text:style-name="T47">Erdoğan </text:span><text:span text:style-name="T49">nutzte jede Gelegenheit, um sich als starker Führer der Türkei zu inszenieren, der die Probleme der Region lösen könnte; Verweise </text:span><text:soft-page-break/><text:span text:style-name="T49">auf das osmanische Reich, dass den Orient erheblich konfliktfreier verwaltet hatte, <text:s/>wurden im Diskurs populärer, und boten gleichzeitig </text:span><text:span text:style-name="T47">Erdoğan </text:span><text:span text:style-name="T49">die Möglichkeit, sich als <text:s/>alleiniger Vertreter der Türkei zu inszenieren, unter dessen Führung sie zu neuer Größe aufsteigen würde.</text:span></text:p>
      <text:p text:style-name="P30"><text:span text:style-name="T39">Das ist aufschlussreich, wenn man sich die aktuellen Ziele der AKP anschaut: das Präsidialsystem, in dem </text:span><text:span text:style-name="T47">Erdoğan </text:span><text:span text:style-name="T39">als neuer Präsident erhebliche Macht auf seine Person vereinen soll. Im Rückblick scheint die Entwicklung dieser autoritären Normen als klares Vorspiel zur Umstrukturierung der türkischen Institutionen.</text:span></text:p>
      <text:p text:style-name="P31"><text:span text:style-name="T39">Eine klare Kausalität lässt sich hier aber nicht ziehen. Die Emergenz des Begriffs </text:span><text:span text:style-name="T48">„advanced democracy“ </text:span><text:span text:style-name="T39">und der dazugehörigen Verhaltensnormen war wahrscheinlich keine geplante Grundsteinlegung für den späteren Plan, ein Präsidialsystem einzuführen und mehr Macht auf </text:span><text:span text:style-name="T47">Erdoğan </text:span><text:span text:style-name="T39">zu vereinen – es macht viel mehr Sinn, sie als diskursive Notwendigkeit des gesellschaftlichen Klimas ab 2007 zu betrachten. </text:span><text:span text:style-name="T50">Als sich daraus Chancen ergaben, weitere Macht auf seine Person zu akkumulieren, wird </text:span><text:span text:style-name="T47">Erdoğan </text:span><text:span text:style-name="T50">sich nicht dagegen gewehrt haben – aber Vorgänge dieser Art lassen sich nicht auf zehn Jahre im voraus planen, insbesondere, da für diese Entwicklung der arabische Frühling, der Konflikt mit den Kurden, die Ergenekon-Prozesse und der Putsch eine bedeutende Rolle spielen.</text:span></text:p>
      <text:p text:style-name="P33"/>
      <text:h text:style-name="P96" text:outline-level="1"><text:bookmark-start text:name="__RefHeading___Toc689_855644369"/><text:span text:style-name="T50">3.</text:span><text:span text:style-name="T39">2 die Prozesse: Bruch zwischen Gülenisten und AKP</text:span><text:bookmark-end text:name="__RefHeading___Toc689_855644369"/></text:h>
      <text:p text:style-name="P15"/>
      <text:p text:style-name="P34">Die Prozesse gegen die mutmaßliche Geheimorganisation „Ergenekon“ fielen genau in diese Zeit; von 2008 bis 2014 gab es Prozesse gegen politische Gegner der <text:span text:style-name="T39">AKP. Veranlasst wurden diese von Staatsanwälten, die der gülenistischen Hizmet-Bewegung zugerechnet werden; die damals mit der AKP verbündete Sekte der Predigers Fethullah Gülen hatte in den vergangenen Jahren viel Energie darauf verwendet, einen Marsch durch die Institutionen hinzulegen und zentrale Positionen in der staatlichen Bürokratie (ein politisches Machtnetzwerk) zu bekleiden.</text:span></text:p>
      <text:p text:style-name="P35"><text:span text:style-name="T39">Ich will zuerst das gülenistische Machtnetzwerk charakterisieren: es ist eine straff organisierte, transnationale Massenorganisation, die Nachhilfeschulen, </text:span><text:span text:style-name="T51">Vereine, Stiftungen und Publikationen betreibt. Die Struktur ist intransparent und hierarchisch. </text:span><text:soft-page-break/><text:span text:style-name="T51">Sie vertreten nach außen einen offenen, modernen Islam, der Toleranz und Pazifismus zu seinen Grundwerten zählt, auch wenn ihnen immer mal wieder etwas anderes unterstellt wurde.</text:span><text:span text:style-name="T51"><text:note text:id="ftn12" text:note-class="footnote"><text:note-citation>12</text:note-citation><text:note-body><text:p text:style-name="P66">White (2002), S. 112ff</text:p></text:note-body></text:note></text:span><text:span text:style-name="T51"> </text:span><text:span text:style-name="T52">Tatsächlich ist 1999 eine Rede Gülens aufgetaucht, in der er seine Anhänger anwies, im geheimen Positionen im Staatsapparat, in Polizei und Judikative anzustreben, um die islamische Modernisierung von dort durchzuführen. Er behauptet, das Video sei gefälscht, doch die verdeckte Art, wie die Bewegung Institutionen gründet und unterhält, ihre Rolle in den </text:span><text:span text:style-name="T54">Balyoz- und </text:span><text:span text:style-name="T52">Ergenekon-Prozessen und </text:span><text:span text:style-name="T53">nun unter Umständen im Putsch deuten durchaus darauf hin, dass diese Anweisung ernst gemeint war.</text:span><text:span text:style-name="T51"><text:note text:id="ftn13" text:note-class="footnote"><text:note-citation>13</text:note-citation><text:note-body><text:p text:style-name="P67">Rasche (2014)</text:p></text:note-body></text:note></text:span></text:p>
      <text:p text:style-name="P36"><text:span text:style-name="T51">Die Quellen der Macht lassen sich </text:span><text:span text:style-name="T52">also</text:span><text:span text:style-name="T51"> als ideologische Macht charakterisieren, mithilfe der die darin vernetzten intensive, autoritäre Macht auf andere Mitglieder ausüben können; dadurch hat die Bewegung auch Zugriff auf ökonomische, politische und militärische Mittel, nicht nur auf Publikation und Erziehung.</text:span></text:p>
      <text:p text:style-name="P37"><text:span text:style-name="T39">Ihre Konzeption des modernen Islam war aber der AKP sehr nützlich, um 2002 ihren Wandel zur Moderne hin belegen zu können, und die Allianz zwischen der AKP und der Gülen-Bewegung gegen die kemalistische Elite hielt sehr lange. Gläubige in Judikative und Polizei zu haben stellte sich als sehr praktisch heraus, um </text:span><text:span text:style-name="T54">der institutionellen Macht des säkularen Militärs etwas entgegensetzen zu können.</text:span></text:p>
      <text:p text:style-name="P38"><text:span text:style-name="T54">I</text:span><text:span text:style-name="T39">n den Balyoz- und den Ergenekon-Prozessen klagten gülenistische Staatsanwälte Angehörige des Militärs und anderer kemalistischer Elite an, mit dem Vorwurf des Versuchs, </text:span><text:span text:style-name="T47">Erdoğan </text:span><text:span text:style-name="T39">zu stürzen.</text:span><text:span text:style-name="T55"> Die Beweise stellten sich hinterher als gefälscht heraus, doch die Prozesse waren sehr effektiv, um die Militärs ihres Amtes zu entheben, und die Positionen mit eigenen Leuten zu besetzen, wobei im Rückblick wahrscheinlich hauptsächlich Gülenisten befördert wurden, wenn man bedenkt, dass viele der Putschisten von 2016 im Laufe der Ergenekon-Prozesse befördert wurden.</text:span><text:span text:style-name="T56"><text:note text:id="ftn14" text:note-class="footnote"><text:note-citation>14</text:note-citation><text:note-body><text:p text:style-name="P56"><text:span text:style-name="T16">Tol, Mainzer, Ekmekci </text:span><text:span text:style-name="T18">(</text:span><text:span text:style-name="T17">2016</text:span><text:span text:style-name="T18">)</text:span></text:p></text:note-body></text:note></text:span><text:span text:style-name="T56"> </text:span><text:span text:style-name="T55">Genau lässt sich das aufgrund der Intransparenz von sowohl der Gülen-Bewegung als auch von </text:span><text:span text:style-name="T47">Erdoğan</text:span><text:span text:style-name="T55">s Anschuldigungen jedoch nicht belegen. Sie hätten jedoch sonst den Putsch nicht stemmen können und sind der wahrscheinlichste Akteur; da größtenteils die aufgestiegenen Offiziere geputscht haben, liegt diese Verbindung zwischen den Prozessen und Putsch nahe.</text:span></text:p>
      <text:p text:style-name="P39"><text:soft-page-break/><text:span text:style-name="T39">Im Dezember 2013 kam es jedoch zum Bruch zwischen Gülen und </text:span><text:span text:style-name="T47">Erdoğan, </text:span><text:span text:style-name="T39">als die Ermittlungen begannen, sich gegen </text:span><text:span text:style-name="T47">Erdoğan</text:span><text:span text:style-name="T39">s Familie zu richten und seine Söhne mit Anschuldigungen wegen Korruption überzogen wurden. Die Anti-</text:span><text:span text:style-name="T47">Erdoğan-</text:span><text:span text:style-name="T39">Proteste im Gezi-Park ermutigten die gülenistischen Staatsanwälte wohl, nun auch den letzten ihrer Kontrahenten anzugehen: </text:span><text:span text:style-name="T47">Erdoğan </text:span><text:span text:style-name="T39">und seine Position innerhalb der AKP und des politischen Machtnetzwerks des türkischen Staates.</text:span></text:p>
      <text:p text:style-name="P39"><text:span text:style-name="T39">Dieser reagierte jedoch rechtzeitig und umfassend: </text:span><text:span text:style-name="T58">Er</text:span><text:span text:style-name="T57"> gestand, dass die Ergenekon-Beweise nur gefälscht waren</text:span><text:span text:style-name="T57"><text:note text:id="ftn15" text:note-class="footnote"><text:note-citation>15</text:note-citation><text:note-body><text:p text:style-name="P70">Arango (2014)</text:p></text:note-body></text:note></text:span><text:span text:style-name="T57"> und behauptete, dass die Korruptionsermittlungen ein gülenistischer Putschversuch seien.</text:span></text:p>
      <text:p text:style-name="P44"><text:span text:style-name="T57">Wie auch 2016 diente ihm </text:span><text:span text:style-name="T58">die Abwehr von Putschversuchen</text:span><text:span text:style-name="T57"> </text:span><text:span text:style-name="T58">als </text:span><text:span text:style-name="T57">Vorwand für die politische Säuberung der Institutionen, und er entließ oder versetzte tausende Polizisten, unter anderem den Polizeichef von Istanbul</text:span><text:span text:style-name="T57"><text:note text:id="ftn16" text:note-class="footnote"><text:note-citation>16</text:note-citation><text:note-body><text:p text:style-name="P69"><text:span text:style-name="T21">Orucoglu </text:span><text:span text:style-name="T23">(2015)</text:span></text:p></text:note-body></text:note></text:span><text:span text:style-name="T57">, </text:span><text:span text:style-name="T58">wie er es vorher über den Umweg eines Mammutprozesses mit den kemalistischen Elementen im Militär gemacht hatte. Im Rahmen eines mittlerweile autoritäreren Klimas fiel es ihm leichter, die Säuberungen einfach anzuordnen – der Aufwand, der 2008 nötig gewesen war, um unliebsamen Elementen Einfluss und Position wegzunehmen, war 2014 nicht mehr notwendig, um solche Maßnahmen zu legitimieren. Der Preis für dieses kompromisslose Handeln waren internationale Kritik und Massenproteste, und er schaffte es nicht, den gülenistischen Einfluss durch diese hastigen Selbstverteidigungsversuche vollständig zu entfernen; doch mit diesen Interventionen </text:span><text:span text:style-name="T59">wurde der Bruch zwischen der AKP und der Gülen-Bewegung offensichtlich und </text:span><text:span text:style-name="T58">der </text:span><text:span text:style-name="T59">Streit </text:span><text:span text:style-name="T58">um die Institutionen des türkischen Staates, ein </text:span><text:span text:style-name="T59">offener </text:span><text:span text:style-name="T58">Konflikt zwischen </text:span><text:span text:style-name="T59">den Machtnetzwerken, hatte begonnen.</text:span></text:p>
      <text:p text:style-name="P75"/>
      <text:h text:style-name="Heading_20_1" text:outline-level="1">4. 2013-2017: Kampf um die Institutionen</text:h>
      <text:p text:style-name="P76"/>
      <text:p text:style-name="P40"><text:span text:style-name="T39">Ab 2013 ist eine erhöhte Konfliktbereitschaft in der AKP zu beobachten: nachdem der Diskurs aufgeheizt genug ist, um das Freund-Feind-Denken zu gewährleisten, dass notwendig ist, um aggressives, autoritäres politisches Handeln zu legitimieren, kann man nun von einer Phase sprechen, in der die AKP vermehrt ihre Macht konsolidiert und ihren Alleinvertretungsanspruch für die türkische Nation formuliert. </text:span><text:span text:style-name="T60">Andere wiederum versuchen, hier zu intervenieren.</text:span><text:span text:style-name="T39"> Dies kann man anhand einiger Hauptkon</text:span><text:soft-page-break/><text:span text:style-name="T39">flikte beobachten: </text:span><text:span text:style-name="T60">den Gezi-Park-Protesten, dem Konflikt mit den Kurden, den Problemen mit Wahlen und dem Putsch von 2016.</text:span></text:p>
      <text:p text:style-name="P77"/>
      <text:h text:style-name="Heading_20_1" text:outline-level="1">4.1 Gezi-Proteste, Kurdenkonflikt und Wahlen als Bedrohungen</text:h>
      <text:p text:style-name="P78"/>
      <text:p text:style-name="P83"><text:span text:style-name="T39">Eines der Symptome für Autoritarismus ist, wie mit Bedrohungen umgegangen wird. Werden rechtsstaatliche Prinzipien, Diplomatie, Dialog </text:span><text:span text:style-name="T61">und Kooperation genutzt, um eine gemeinsame Lösung zu finden, </text:span><text:span text:style-name="T75">um </text:span><text:span text:style-name="T62">die Bedrohung für den Status Quo, dessen Teil man ist, als Chance zu begreifen</text:span><text:span text:style-name="T61">? </text:span><text:span text:style-name="T62">Oder wird mit allen Mitteln versucht, die eigene Welt</text:span><text:span text:style-name="T75">ordn</text:span><text:span text:style-name="T62">ung aufrechtzuerhalten, um nicht durch die Augen des anderen eine noch unbekannte Zukunft sehen zu müssen, </text:span><text:span text:style-name="T63">in der man selbst eventuell weniger Gelegenheiten hätte, seine Ziele umzusetzen?</text:span></text:p>
      <text:p text:style-name="P84"><text:span text:style-name="T39">Macht wirkt sich bei Mann nicht nur durch Wettbewerb aus, sondern kann auch durch Kooperation entstehen. Macht ist sowohl, wenn A seinen Willen gegenüber B durchsetzen kann, als auch wenn A und B ihren kollektiven Willen gegenüber C durchsetzen können.</text:span><text:span text:style-name="T39"><text:note text:id="ftn0" text:note-class="footnote"><text:note-citation>17</text:note-citation><text:note-body><text:p text:style-name="P104">Mann (2005), S. 6</text:p></text:note-body></text:note></text:span><text:span text:style-name="T39"> Bedrohungen können also auch Chancen sein, wenn man zur Kooperation bereit ist. Neue Netzwerke, die emergen, müssen nicht die alten irgendwann verdrängen oder selbst zerfallen, sie können sich auch an sie anschließen und sie erweitern.</text:span></text:p>
      <text:p text:style-name="P84"><text:span text:style-name="T39">Minderheiten und Stadtbevölkerung wurden von der AKP bereits einmal </text:span><text:span text:style-name="T64">in ihrer Konzeption einer neuen Türkei </text:span><text:span text:style-name="T39">mitgedacht, </text:span><text:span text:style-name="T64">um mithilfe einer transzendenten Ideologie die Einigkeit der Türkei auf der Seite der AKP zu erreichen</text:span><text:span text:style-name="T39"><text:note text:id="ftn17" text:note-class="footnote"><text:note-citation>18</text:note-citation><text:note-body><text:p text:style-name="P105">Jaraba (2013), S. 127f</text:p></text:note-body></text:note></text:span><text:span text:style-name="T39">, </text:span><text:span text:style-name="T64">warum hat sich das geändert, als die AKP die Gezi-Park-Proteste mit massiver Polizeigewalt zerschlug? Warum wurde </text:span><text:span text:style-name="T65">der Friedensprozess mit den Kurden blutig abgebrochen und jahrelange diplomatische Anstrengungen dem offenen </text:span><text:span text:style-name="T67">Krieg </text:span><text:span text:style-name="T65">geopfert</text:span><text:span text:style-name="T65"><text:note text:id="ftn18" text:note-class="footnote"><text:note-citation>19</text:note-citation><text:note-body><text:p text:style-name="P109">Yücel (2016)</text:p></text:note-body></text:note></text:span><text:span text:style-name="T65">, warum </text:span><text:span text:style-name="T66">sitzt der </text:span><text:span text:style-name="T67">Autor des Artikels unter der letzten Fußnote in Polizeigewahrsam, warum wird die Parteiführung der HDP festgenommen</text:span><text:span text:style-name="T67"><text:note text:id="ftn19" text:note-class="footnote"><text:note-citation>20</text:note-citation><text:note-body><text:p text:style-name="P110">Dangeleit (2016)</text:p></text:note-body></text:note></text:span><text:span text:style-name="T67">?</text:span></text:p>
      <text:p text:style-name="P85"><text:span text:style-name="T39">Die Antwort auf diese Fragen liegen in den Quellen der Macht, die Erdoğan zur Verfügung stehen. Die AKP ist eine parlamentarische Partei; ihre Macht erwächst im</text:span><text:soft-page-break/><text:span text:style-name="T39">mer noch aus der Notwendigkeit, gewählt zu werden. Die Wahlen hat die AKP historisch vor allem wegen einem Vorteil gewonnen; ihrem außerordentlich ausgeprägtem ideologischen Netzwerk, dass eine transzendente Ideologie schuf, um die kemalistischen Parteien zu überholen und um aus dem ideologischen Netzwerk heraus auch andere Machtnetzwerke beeinflussen zu können</text:span><text:span text:style-name="T39"><text:note text:id="ftn20" text:note-class="footnote"><text:note-citation>21</text:note-citation><text:note-body><text:p text:style-name="P110">Jaraba irgendwas</text:p></text:note-body></text:note></text:span><text:span text:style-name="T39">. Diese Ideologie hatte sich jedoch gewandelt, um eine Erklärung für veränderte Umstände anbieten zu können; </text:span><text:span text:style-name="T68">die konservativ-islamisch-nationalistische Identität musste mächtiger werden, als nach dem Wegfallen des kemalistischen Feindbild </text:span><text:span text:style-name="T69">„conservative democracy“ </text:span><text:span text:style-name="T68">zu unklar wurde und keine Orientierung mehr bot</text:span><text:span text:style-name="T68"><text:note text:id="ftn21" text:note-class="footnote"><text:note-citation>22</text:note-citation><text:note-body><text:p text:style-name="P112">Lefherz (2016), S. 14</text:p></text:note-body></text:note></text:span><text:span text:style-name="T68">. Die Grenzen der Eigengruppe mussten immer enger gezogen werden, je unbedeutender die Fremdgruppe wurde.</text:span></text:p>
      <text:p text:style-name="P86"><text:span text:style-name="T39">In diesem Klima konnten die Gezi-Park-Proteste nicht mehr in die Eigengruppe aufgenommen werden; und es bot sich auch viel mehr an, sie zum ‘anderen’ des Konservativismus zu machen. Die Bildung von neuen Netzwerken, die die Stabilität des eigenen Machtnetzwerkes natürlich bedrohten, ließ sich so zwar nicht aufhalten, aber zumindest für die Integrität des eigenen Netzwerkes nutzen. Die gewalttätige Repression stärkte zugleich die autoritäre Norm, wie sie die Gezi-Park-Bewegung schwächte.</text:span></text:p>
      <text:p text:style-name="P86"><text:span text:style-name="T39">Bei den Wahlen </text:span><text:span text:style-name="T70">im Juni </text:span><text:span text:style-name="T39">2015 zeigte sich allerdings, dass </text:span><text:span text:style-name="T70">die HDP, die sowohl die Kurden repräsentierte als auch von den Gezi-Park-Protesten profitiert hatte, tatsächlich die AKP bedrohte; indem sie ihre absolute Mehrheit verlor, wurde ihre zentrale Machtquelle massiv gefährdet – sie konnte nun keine Regierung mehr bilden und Erdoğans Pläne für ein Präsidialsystem waren gefährdet.</text:span></text:p>
      <text:p text:style-name="P87"><text:span text:style-name="T39">Die AKP wählte verzweifelte Mittel, um sich aus dieser misslichen Lage zu befreien: </text:span><text:span text:style-name="T71">nach einem Anschlag </text:span><text:span text:style-name="T39">erklärte </text:span><text:span text:style-name="T71">Erdoğan den Friedensprozess für beendet, und eröffnete einen Krieg gegen PKK-Stellungen, nicht nur in der Türkei, sondern auch i</text:span><text:span text:style-name="T75">m</text:span><text:span text:style-name="T71"> </text:span><text:span text:style-name="T75">s</text:span><text:span text:style-name="T71">yri</text:span><text:span text:style-name="T75">schen</text:span><text:span text:style-name="T71"> und </text:span><text:span text:style-name="T75">irakischen Kurdistan</text:span><text:span text:style-name="T71">. Bald eskalierte die Situation in den kurdischen Gebieten in der Türkei, die Armee </text:span><text:span text:style-name="T72">führte Krieg gegen die Jugendorganisation der PKK und übte massive Willkür gegen die örtliche Zivilbevölkerung aus.</text:span><text:span text:style-name="T72"><text:note text:id="ftn22" text:note-class="footnote"><text:note-citation>23</text:note-citation><text:note-body><text:p text:style-name="P113">Dangeleit (2015)</text:p></text:note-body></text:note></text:span><text:span text:style-name="T72"> Das befeuerte wiederum die Ideologie der AKP: Stabilität und Sicherheit war seit 2001 eines ihrer zentralen Versprechen gewesen, und als sich viele Türken nur noch wünschten, dass die Situation unter Kontrolle sei und damit das Narrativ der AKP von einem starken Führer annahmen, erhielt die AKP bei den Neuwahlen im November 2015 die absolute </text:span><text:soft-page-break/><text:span text:style-name="T72">Mehrheit wieder zurück.</text:span><text:span text:style-name="T72"><text:note text:id="ftn23" text:note-class="footnote"><text:note-citation>24</text:note-citation><text:note-body><text:p text:style-name="P114">Reuters (2015)</text:p></text:note-body></text:note></text:span><text:span text:style-name="T72"> </text:span><text:span text:style-name="T73">Ein autoritäres Narrativ mit autoritärem Handeln zu befeuern, hatte geholfen; auch wenn das Vorgehen der AKP alles in allem die Türkei </text:span><text:span text:style-name="T75">in den letzten 15 Jahren </text:span><text:span text:style-name="T73">sicher nicht zu einem sichereren Ort gemacht hatte, vertrauten die Wähler der AKP der harten Hand eines starken Mannes mehr als sie vorher dem langen Friedensprozess vorsichtiger Annäherung vertraut hatten.</text:span></text:p>
      <text:p text:style-name="P88"><text:span text:style-name="T39">Die HDP, die gerade darum kämpft, eine etablierte Kraft in der türkischen Demokratie zu werden, hatte in der gesamten Affäre eine </text:span><text:span text:style-name="T74">schwierige </text:span><text:span text:style-name="T39">Rolle; sie pochte beständig auf eine friedliche Lösung des Themas, </text:span><text:span text:style-name="T74">ohne sich Erdoğans Präsidialherrschaft beteiligen zu wollen, und wurde dafür mit Angriffen auf Parteibüros und Festnahmen </text:span><text:span text:style-name="T75">von Abgeordneten </text:span><text:span text:style-name="T76">und Parteivorsitzenden </text:span><text:span text:style-name="T74">belohnt. </text:span><text:span text:style-name="T76">Ihr Pfad an die Verhandlungstische wird ein steiniger werden – </text:span><text:span text:style-name="T77">und falls Erdoğan seine Vision vom Präsidialsystem mit Einparteienherrschaft verwirklichen kann, ist dort vielleicht überhaupt kein Platz für sie.</text:span></text:p>
      <text:p text:style-name="P89"/>
      <text:h text:style-name="Heading_20_1" text:outline-level="1">4.2 Der Putsch und das Präsidialsystem</text:h>
      <text:p text:style-name="P79"/>
      <text:p text:style-name="P79">Einige Monate nach der zweiten Abstimmung hatte die Lage sich wieder ein wenig beruhigt. Die AKP hatte ihre Macht behalten und schritt weiter in konstantem Tempo auf ihr Ziel zu: das Präsidialsystem, die türkische Demokratie so umzubauen, dass ein Großteil der Macht auf Erdoğan vereint wäre. <text:span text:style-name="T104">Der Gesetzesentwurf für die Verfassungsänderung sieht vor, die Gewaltenteilung größtenteils aufzuheben: der Präsident bekäme die Macht, Dekrete auch ohne Zustimmung des Parlaments zu erlassen, hätte eine größere Chance auf eine Parlamentsmehrheit und könnte sogar einige Richter entlassen.</text:span><text:span text:style-name="T104"><text:note text:id="ftn24" text:note-class="footnote"><text:note-citation>25</text:note-citation><text:note-body><text:p text:style-name="P119">Zeit (2017)</text:p></text:note-body></text:note></text:span></text:p>
      <text:p text:style-name="P82">Andere Ereignisse, die vor allem für das genaue Datum des Putschversuches eine Rolle spielen, sind eine neue Anti-Terror-Gesetzgebung die dem Militär weitreichende Kompetenzen im Kampf gegen die PKK zusicherte<text:note text:id="ftn25" text:note-class="footnote"><text:note-citation>26</text:note-citation><text:note-body><text:p text:style-name="P122">Seufert (2016)</text:p></text:note-body></text:note> und eine bevorstehende politische Säuberung des Militärs von etwa 600 mutmaßlichen Gülenisten, die auch schwarzen Listen standen.<text:note text:id="ftn26" text:note-class="footnote"><text:note-citation>27</text:note-citation><text:note-body><text:p text:style-name="P122">Oertel (2016)</text:p></text:note-body></text:note></text:p>
      <text:p text:style-name="P80"><text:soft-page-break/>Vor diesem Hintergrund kam es am 15. Juli 2016 zum Putschversuch; Truppen der türkischen Armee versuchten, die Macht im Staat an sich zu reißen <text:span text:style-name="T105">und Erdoğan zu stürzen.</text:span></text:p>
      <text:p text:style-name="P81">Dies ist klar als Versuch rivalisierender Machtnetzwerke zu analysieren, die Macht an sich zu reißen - und die Dominanz der ideologischen Sphäre über die anderen zu beenden.</text:p>
      <text:p text:style-name="P81">Michael Mann hat sich mit Marx beschäftigt, der mit dem Primat des ökonomischen annimmt, dass alle gesellschaftlichen Verhältnisse von den ökonomischen bestimmt werden. Diese Perspektive war Mann jedoch zu verkürzt. Innerhalb seiner Theorie ist es vielmehr so, dass sich die Dominanz der ökonomischen, militärischen, ideologischen und politischen Sphären vielmehr abwechseln können, und sich eher gegenseitig überlappen und stützen. So ist nach Mann die ökonomische Dominanz des globalen Kapitalismus eher eine kontingente Erscheinung der Geschichte, und zu sagen, dass er mit politischen Mitteln abgeschafft werden könnte, bedeutet dass diese Dominanz umgedreht werden kann.</text:p>
      <text:p text:style-name="P81">Ökonomische Mittel sind wirkungslos, wenn du mit militärischen Mitteln daran gehindert wirst, dein Geld einzusetzen, und militärische Mittel <text:span text:style-name="T106">funktionieren auf Dauer nicht so gut, wenn sie nicht finanziert werden – das politische hat nur dann Macht über das militärische, wenn das militärische den Befehlen aus der Bürokratie gehorcht.</text:span></text:p>
      <text:p text:style-name="P82">Ob so etwas funktioniert, hängt vom Grad der Organisierung innerhalb solcher Netzwerke ab. Wenn Menschen ihre Ziele umsetzen wollen, brauchen sie dafür andere, mit denen sie zum Beispiel offen reden können müssen, dass das Regime gestürzt werden soll. Bevor man organisieren kann, welcher Helikopter wohin fliegt und wie die Besetzung von Medieninstitutionen mit der Festnahme von Offiziellen und dem Unterschreiben und Veröffentlichen von Erklärungen getimed werden muss, muss man über eine funktionierende Kommunikation, Organisierung <text:span text:style-name="T108">und Einigkeit </text:span>verfügen.</text:p>
      <text:p text:style-name="P90"><text:span text:style-name="T78">Diese scheint jedoch unter den Putschisten nicht vorhanden gewesen zu sein. Da unter den Putschisten sowohl Gülen-Anhänger als auch Neo-Nationalisten waren, die Opfer der Ergenekon-Prozesse wurden, war die Allianz von Anfang an eine brüchige, die auch noch unter Zeitdruck agieren musste. Ahmet </text:span>Şık <text:span text:style-name="T108">spricht etwa davon, dass die Regierung bereits vor Beginn des Putsches begann, mit Teilen des Bündnisses zu ver</text:span><text:soft-page-break/><text:span text:style-name="T108">handeln, und hält es für unmöglich, dass der Putsch gescheitert wäre, wenn er einig gehandelt hätte.</text:span><text:span text:style-name="T76"><text:note text:id="ftn27" text:note-class="footnote"><text:note-citation>28</text:note-citation><text:note-body><text:p text:style-name="P125">Kulaksizoglu (2016)</text:p></text:note-body></text:note></text:span></text:p>
      <text:p text:style-name="P91"><text:span text:style-name="T79">W</text:span><text:span text:style-name="T39">as </text:span><text:span text:style-name="T79">passgenau</text:span><text:span text:style-name="T39"> in Michael Manns Theorie passt, nach der </text:span><text:span text:style-name="T79">sich ein Kollektiv nur gemeinsam neu organisieren kann, wenn es nicht </text:span><text:span text:style-name="T43">„organizationally outflanked“</text:span><text:span text:style-name="T79"> ist, beziehungsweise in einer arbeitsteiligen Gesellschaft (wovon man im Fall der Putschisten ohne Zweifel reden kann) durch eine optimalere Vernetzung neue Gesellschaften gebildet werden, wenn die Ziele der Teilnehmer sich durch sie besser erreichen lassen.</text:span><text:span text:style-name="T79"><text:note text:id="ftn28" text:note-class="footnote"><text:note-citation>29</text:note-citation><text:note-body><text:p text:style-name="P126">Mann (2005), S. 7</text:p></text:note-body></text:note></text:span></text:p>
      <text:p text:style-name="P92"><text:span text:style-name="T39">Das lässt zum Beispiel einen naheliegenden Schluss zu; wenn der Putsch vor allem eine Reaktion darauf war, mit der baldigen Absetzung oder Festnahme rechnen zu müssen, waren die Ziele der Putschisten gespalten und konnten teilweise vom Regime für Zwecke kollektiver Macht umgedeutet werden. Das Versprechen, jemanden doch nicht loszuwerden mag gereicht haben, um einzelne Schlüsselfiguren vom Wechsel ins Regierungslager überzeugt zu haben.</text:span></text:p>
      <text:p text:style-name="P91"><text:span text:style-name="T76">D</text:span><text:span text:style-name="T39">erlei Analysen sind aber mit Vorsicht zu genießen, wenn Gespräche zwischen Regierung und Putschisten, ja nicht einmal die Identität der Urheber des Putsches zweifelsfrei belegt werden kann. Fest steht nur, dass der Putsch aufgrund mangelnder Organisierung und einigem Handeln gescheitert ist.</text:span></text:p>
      <text:p text:style-name="P92"><text:span text:style-name="T39">Das hatte wiederum Folgen für </text:span><text:span text:style-name="T80">alle involvierten Machtnetzwerke. Herausragend ist wohl der Grad an Legitimität, den die AKP nun im nationalistischen Diskurs genießt. Die Niederschlagung des Putsches war ein mythisch aufgeladener Moment, die Bevölkerung zur Mithilfe gegen den Putsch aufzufordern ein theatraler Schachzug der die öffentlichen Sympathien ohne Zweifel der AKP zugetan hat; Bedrohungen von Außen sind nun untrennbar mit diesem gemeinsamen Kampf des imaginären Volkskörpers und der Partei verbunden. Sie dienen nun auch dazu, um den Kampf der AKP um Sicherheit und Stabilität weitere Legitimität zu geben; und wenn dieser Kampf in Richtung der Präsidialherrschaft läuft, ist dies plötzlich keine Anmaßung mehr, sondern eine Notwendigkeit.</text:span></text:p>
      <text:p text:style-name="P93"><text:span text:style-name="T39">Das Klima, das nun herrscht, wird nun vor allem gegen Feinde der AKP benutzt; die Beamten, Soldaten, Intellektuellen und Journalisten, die Opfer der Hetzjagd gegen alles, was nicht der konservativ-islamisch-nationalistischen Norm entspricht, werden trotz der massiven Unterschiede unter ihnen </text:span><text:span text:style-name="T81">pauschal zu Terroristen umgedeutet</text:span><text:span text:style-name="T39">. Auch </text:span><text:soft-page-break/><text:span text:style-name="T39">Linke </text:span><text:span text:style-name="T81">und</text:span><text:span text:style-name="T39"> Sozialdemokraten </text:span><text:span text:style-name="T81">sind unter denen, die nun gesäubert, festgenommen, entlassen, angeklagt werden, jeder wird Opfer der Notstandslogik.</text:span></text:p>
      <text:p text:style-name="P94"><text:span text:style-name="T39">Diese Dynamik kann die AKP jetzt nutzen, um die Institutionen abermals mit Regimetreuen zu füllen; Erdoğan wird eine sehr viel stärkere Position in den sich überlappenden Machtnetzwerken haben. Schon die Notstandsgesetzgebung, auf die er derzeit Zugriff hat, bietet ihm große Möglichkeiten, seine Ziele im Sinne Michael Manns zu verwirklichen; doch auch in Zukunft werden alle Dynamiken seinen Machtakkumulationsinteressen in die Hände spielen. Nicht zu Unrecht hat er den Putsch als ein </text:span><text:span text:style-name="T43">„</text:span><text:span text:style-name="T40">Geschenk Gottes</text:span><text:span text:style-name="T43">“</text:span><text:span text:style-name="T39"> bezeichnet.</text:span></text:p>
      <text:p text:style-name="P90"><text:span text:style-name="T76"/></text:p>
      <text:p text:style-name="P128"><text:span text:style-name="T109">überarbeiten</text:span></text:p>
      <text:p text:style-name="P2"/>
      <text:p text:style-name="P2"><text:span text:style-name="T94">5</text:span>. Konklusion</text:p>
      <text:p text:style-name="P2">- Wie sieht derzeit das Machtnetzwerk der AKP aus?</text:p>
      <text:p text:style-name="P2">- politisch: AKP steht gestärkt da, grassroots-Partei, hat die Bürokratie gepurged und mit eigenen Leuten besetzt. außerdem Einfluss des Militärs eingeschränkt, NSC und Verfassungsgericht werden ziviler</text:p>
      <text:p text:style-name="P2">- ideologisch: viele Akteure pushen die KIN-Norm, zb Gebetsschulen; Medien, Universitäten, Intellektuelle werden aktuell gepurged</text:p>
      <text:p text:style-name="P2">- militärisch: einzigartige Chance, das Militär mit Regimetreuen zu füllen</text:p>
      <text:p text:style-name="P2">- ökonomisch: Da hat sich nicht viel getan; Jaraba zitieren. Erfolg der AKP von Wirtschaftswunder abhängig</text:p>
      <text:p text:style-name="P2"><text:span text:style-name="T94">5</text:span>.1 Status der Legitimität der AKP</text:p>
      <text:p text:style-name="P2">- Capacity to organize and control people, materials and territories</text:p>
      <text:p text:style-name="P2">- intensive-authoritarian: ziemlich hoch; die Machtapparate werden gerade mit eigenen Leuten befüllt, die dann von der AKP abhängen/ihr etwas schuldig sind.</text:p>
      <text:p text:style-name="P2">- extensive-diffuse: KIN-Norm durch Putsch nur noch gestärkt, neuer Mythos des Zusammenhalts zwischen Volk und Regime, andersartige werden ausgegrenzt</text:p>
      <text:p text:style-name="P2">- in Kurdistan sind gerade weite Gebiete vom Militär kontrolliert; der Krieg wird auf Dauer aber kosten (Quelle?)</text:p>
      <text:p text:style-name="P2"><text:span text:style-name="T94">5</text:span>.2 Status der Stabilität der AKP</text:p>
      <text:p text:style-name="P2">- Machtnetzwerke sind dadurch gefährdet, dass andere emergen und sie verdrängen</text:p>
      <text:p text:style-name="P2">- derzeit ist kein solches Netzwerk in Sicht; Gülenisten werden gejagt, Kemalisten arrangieren sich größtenteils, andere Parteien kooptieren, HDP und Kurden sind Repression ausgesetzt</text:p>
      <text:p text:style-name="P2">- Unwahrscheinlich, dass Feinde der AKP sich zusammenschließen und gemeinsam agieren, noch passen zu viele in die KIN-Norm hinein</text:p>
      <text:p text:style-name="P2"><text:span text:style-name="T94">6</text:span>. Ausblick: das Präsidialsystem</text:p>
      <text:p text:style-name="P2">- Die derzeitige Machtakkumulation der AKP wird sich mit hoher Wahrscheinlichkeit in einem Präsidialsystem vollenden, Referendum fehlt noch</text:p>
      <text:p text:style-name="P2">- Dann kann man definitiv von Autoritarismus sprechen, defekte Demokratie passt immer weniger</text:p>
      <text:p text:style-name="P2">- Ob die AKP ihr Versprechen von Stabilität umsetzen kann, hängt zu großen Teilen vom ökonomischen Erfolg ab</text:p>
      <text:p text:style-name="P2">- ironisch, dass eine Partei, die immer Stabilität versprochen hat, für so turbulente Zeiten mit Macht belohnt wird</text:p>
      <text:h text:style-name="P99" text:outline-level="1"><text:bookmark-start text:name="__RefHeading__1783_1803230690"/><text:span text:style-name="T33">L</text:span>iteraturverzeichnis<text:bookmark-end text:name="__RefHeading__1783_1803230690"/></text:h>
      <text:h text:style-name="P100" text:outline-level="2"><text:bookmark-start text:name="__RefHeading__855_75367846"/><text:span text:style-name="T6">L</text:span><text:span text:style-name="T5">iteratur:</text:span><text:bookmark-end text:name="__RefHeading__855_75367846"/></text:h>
      <text:p text:style-name="P45"/>
      <text:p text:style-name="P71"><text:span text:style-name="T41">Laclau, Ernesto (2002): </text:span><text:span text:style-name="T45">Emanzipation und Differenz</text:span><text:span text:style-name="T41">, Wien: Turia + Kant. </text:span><text:span text:style-name="T101">??</text:span></text:p>
      <text:p text:style-name="P47"/>
      <text:p text:style-name="P48"><text:span text:style-name="T31">Lefherz, Emil (2016): </text:span><text:span text:style-name="T12">Changes and Dynamics in the Ideology of the Justice and Development Party of Turkey</text:span><text:span text:style-name="T32">, </text:span>Hausarbeit im <text:span text:style-name="T84">Hauptseminar </text:span><text:s/>"Authoritarianism in the Middle East" (<text:span text:style-name="T83">Dr. Mahmoud Jaraba</text:span>), <text:span text:style-name="T84">Wintersemester 2015/2016</text:span>. <text:span text:style-name="T84">Friedrich-Alexander-</text:span>Universität Erlangen. <text:span text:style-name="T84">Kostenlos herunterzuladen unter https://github.com/lefherz/academics/blob/master/ideologyJDP.odt</text:span></text:p>
      <text:p text:style-name="P47"/>
      <text:p text:style-name="P55"><text:span text:style-name="T40">Jaraba, Mahmoud (2013): </text:span><text:span text:style-name="T44">Moderation or Transformation: Explaining the Different Ideological Trajectories of the Egyptian Muslim Brotherhood and the Turkish Justice and Development Party</text:span><text:span text:style-name="T40">, </text:span><text:span text:style-name="T42">unpublished PhD thesis, Friedrich-Alexander-Universität Erlangen-Nürnberg, </text:span><text:span text:style-name="T40">Chair of the bodies responsible: Prof. Dr. Christine Lubkoll</text:span></text:p>
      <text:p text:style-name="P49"/>
      <text:p text:style-name="P53"><text:span text:style-name="T7">Mann, Michael (2005): </text:span><text:span text:style-name="T2">The Sources of Social Power</text:span><text:span text:style-name="T7">, </text:span><text:span text:style-name="T8">Cambridge: Cambridge University Press.</text:span></text:p>
      <text:p text:style-name="P50"/>
      <text:p text:style-name="P54"><text:span text:style-name="T8">W</text:span><text:span text:style-name="T5">eber, Max (2008): </text:span><text:span text:style-name="T1">Wirtschaft und Gesellschaft. Grundriss der verstehenden Soziologie</text:span><text:span text:style-name="T5">, Frankfurt(Main):Wunderkammer Verlag.</text:span></text:p>
      <text:p text:style-name="P51"/>
      <text:p text:style-name="P117">White, Jenny Barbara (2002): <text:span text:style-name="T1">Islamist Mobilization in Turkey: a study in vernacular politics</text:span>, <text:span text:style-name="T99">Seattle: Washington University Press. Kostenlos herunterzuladen unter https://books.google.de/books?id=wJ8S_wG06MEC&amp;printsec=frontcover&amp;redir_esc=y&amp;hl=de#v=onepage&amp;q=Abant&amp;f=false</text:span></text:p>
      <text:p text:style-name="P52"/>
      <text:h text:style-name="P100" text:outline-level="2"><text:bookmark-start text:name="__RefHeading__857_75367846"/>Internetquellen:<text:bookmark-end text:name="__RefHeading__857_75367846"/></text:h>
      <text:p text:style-name="P101"/>
      <text:p text:style-name="P57"><text:span text:style-name="T19">Arango, Tim (2014): </text:span><text:span text:style-name="T11">Turkish Leader Disowns Trials That Helped Him Tame Military</text:span><text:span text:style-name="T19">, unter https://www.nytimes.com/2014/02/27/world/europe/turkish-leader-disowns-trials-that-helped-him-tame-military.html?_r=0</text:span><text:span text:style-name="T20"> (zuletzt abgerufen am 21.02.2017)</text:span></text:p>
      <text:p text:style-name="P46"/>
      <text:p text:style-name="P107"><text:span text:style-name="T20">Beaumont, Peter (2016): </text:span><text:span text:style-name="T13">Fethullah Gülen: who is the man Turkey's president blames for coup attempt?</text:span><text:span text:style-name="T20"> Unter https://www.theguardian.com/world/2016/jul/16/fethullah-gulen-who-is-the-man-blamed-by-turkeys-president-for-coup-attempt (zuletzt abgerufen am 21.02.2017)</text:span></text:p>
      <text:p text:style-name="P107"><text:span text:style-name="T20"/></text:p>
      <text:p text:style-name="P111"><text:span text:style-name="T25">Dangeleit, Elke (2016): </text:span><text:span text:style-name="T13">Türkei: Führung der kurdischen HDP verhaftet</text:span><text:span text:style-name="T25">, unter https://www.heise.de/tp/features/Tuerkei-Fuehrung-der-kurdischen-HDP-verhaftet-3456478.html</text:span><text:span text:style-name="T21"> (zuletzt abgerufen am 21.02.2017)</text:span></text:p>
      <text:p text:style-name="P111"><text:span text:style-name="T21"/></text:p>
      <text:p text:style-name="P118"><text:span text:style-name="T21">D</text:span><text:span text:style-name="T27">angeleit, Elke (2015): </text:span><text:span text:style-name="T15">Der türkische Krieg gegen kurdische Zivilisten</text:span><text:span text:style-name="T27">, unter https://www.heise.de/tp/news/Der-tuerkische-Krieg-gegen-kurdische-Zivilisten-3053054.html</text:span><text:span text:style-name="T21"> (zuletzt abgerufen am 21.02.2017)</text:span></text:p>
      <text:p text:style-name="P46"/>
      <text:p text:style-name="P124"><text:span text:style-name="T30">Kulaksizoglu, Beklan (2016): </text:span><text:span text:style-name="T1">Ahmet Şık: "Putsch an Uneinigkeit gescheitert"</text:span>, <text:span text:style-name="T108">unter http://www.dw.com/de/ahmet-%C5%9F%C4%B1k-putsch-an-uneinigkeit-gescheitert/a-19415204</text:span><text:span text:style-name="T21"> (zuletzt abgerufen am 21.02.2017)</text:span></text:p>
      <text:p text:style-name="P46"/>
      <text:p text:style-name="P123"><text:span text:style-name="T29">Oertel, Barbara (2016): </text:span><text:span text:style-name="T1">„Die Zeit der Putsche ist vorbei“</text:span><text:span text:style-name="T107">, https://www.taz.de/!5325546/</text:span><text:span text:style-name="T21"> (zuletzt abgerufen am 21.02.2017)</text:span></text:p>
      <text:p text:style-name="P46"/>
      <text:p text:style-name="P68"><text:span text:style-name="T21">Orucoglu, </text:span><text:span text:style-name="T22">Berivan (2015): </text:span><text:span text:style-name="T14">Why Turkey’s Mother of All Corruption Scandals Refuses to Go Away</text:span><text:span text:style-name="T21">, </text:span><text:span text:style-name="T22">unter https://foreignpolicy.com/2015/01/06/why-turkeys-mother-of-all-corruption-scandals-refuses-to-go-away/</text:span><text:span text:style-name="T21"> (zuletzt abgerufen am 21.02.2017)</text:span></text:p>
      <text:p text:style-name="P103"/>
      <text:p text:style-name="P69"><text:soft-page-break/><text:span text:style-name="T20">Rasche, Uta (2014): </text:span><text:span text:style-name="T13">Auf dem Marsch durch die Institutionen</text:span><text:span text:style-name="T20">, unter http://www.faz.net/aktuell/politik/inland/guelen-bewegung-in-deutschland-auf-dem-marsch-durch-die-institutionen-12831578.html</text:span><text:span text:style-name="T21"> (zuletzt abgerufen am 21.02.2017)</text:span></text:p>
      <text:p text:style-name="P69"><text:span text:style-name="T21"/></text:p>
      <text:p text:style-name="P116"><text:span text:style-name="T21">R</text:span><text:span text:style-name="T26">euters (2015): </text:span><text:span text:style-name="T13">Beobachter bewerten Türkei-Wahlkampf als unfair - "Zu viel Gewalt"</text:span><text:span text:style-name="T26">, unter http://de.reuters.com/article/t-rkei-wahl-wahlbeobachter-idDEKCN0SR1SM20151102</text:span><text:span text:style-name="T21"> (zuletzt abgerufen am 21.02.2017)</text:span></text:p>
      <text:p text:style-name="P70"/>
      <text:p text:style-name="P123"><text:span text:style-name="T107">Seufert, Günter (2016): </text:span><text:span text:style-name="T1">Nach dem Putschversuch in der Türkei</text:span>, <text:span text:style-name="T107">unter https://www.swp-berlin.org/kurz-gesagt/nach-dem-putschversuch-in-der-tuerkei/</text:span><text:span text:style-name="T29"> (zuletzt abgerufen am 21.02.2017)</text:span></text:p>
      <text:p text:style-name="P70"/>
      <text:p text:style-name="P57"><text:span text:style-name="T16">Tol, Gönül/Mainzer, Matt/Ekmekci, Zeynep (2016): </text:span><text:span text:style-name="T10">Unpacking Turkey’s Failed Coup: Causes and Consequences</text:span><text:span text:style-name="T16">, unter </text:span><text:span text:style-name="T82">http://www.mei.edu/content/article/unpacking-turkey-s-failed-coup-causes-and-consequences</text:span><text:span text:style-name="T20"> (zuletzt abgerufen am 21.02.2017)</text:span></text:p>
      <text:p text:style-name="P57"><text:span text:style-name="T20"/></text:p>
      <text:p text:style-name="P108"><text:span text:style-name="T24">Yücel, Deniz (2016): </text:span><text:span text:style-name="T13">„Es liegt allein an Erdogan, Frieden zu schließen“</text:span><text:span text:style-name="T24">, unter https://www.welt.de/politik/ausland/article158248359/Es-liegt-allein-an-Erdogan-Frieden-zu-schliessen.html</text:span><text:span text:style-name="T21"> (zuletzt abgerufen am 21.02.2017)</text:span></text:p>
      <text:p text:style-name="P108"><text:span text:style-name="T21"/></text:p>
      <text:p text:style-name="P120"><text:span text:style-name="T21">Z</text:span><text:span text:style-name="T28">eit (2017): </text:span><text:span text:style-name="T13">Countdown zur Selbstentmachtung</text:span><text:span text:style-name="T28">, unter http://www.zeit.de/politik/ausland/2017-01/praesidialsystem-tuerkei-akp-verfassungsaenderung-recep-tayyip-erdogan</text:span><text:span text:style-name="T21"> (zuletzt abgerufen am 21.02.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23T16:55:21.489001828</dc:date>
    <meta:editing-duration>P3DT12H58M32S</meta:editing-duration>
    <meta:editing-cycles>36</meta:editing-cycles>
    <meta:generator>LibreOffice/5.1.4.2$Linux_X86_64 LibreOffice_project/10m0$Build-2</meta:generator>
    <meta:document-statistic meta:table-count="0" meta:image-count="0" meta:object-count="0" meta:page-count="19" meta:paragraph-count="166" meta:word-count="5317" meta:character-count="39529" meta:non-whitespace-character-count="34357"/>
  </office:meta>
</office:document-meta>
</file>